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7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ff" fo:padding="0.071cm"/>
    </style:style>
    <style:style style:name="ce4" style:family="table-cell" style:parent-style-name="Default" style:data-style-name="N33">
      <style:table-cell-properties fo:background-color="transparent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padding="0.071cm"/>
    </style:style>
    <style:style style:name="ce6" style:family="table-cell" style:parent-style-name="Default" style:data-style-name="N1"/>
    <style:style style:name="ce7" style:family="table-cell" style:parent-style-name="Default" style:data-style-name="N113"/>
  </office:automatic-styles>
  <office:body>
    <office:spreadsheet>
      <table:table table:name="ru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4" table:default-cell-style-name="ce7"/>
        <table:table-column table:style-name="co2" table:default-cell-style-name="Default"/>
        <table:table-row table:style-name="ro1">
          <table:table-cell office:value-type="string">
            <text:p>Море</text:p>
          </table:table-cell>
          <table:table-cell office:value-type="string">
            <text:p>Район</text:p>
          </table:table-cell>
          <table:table-cell office:value-type="string">
            <text:p>Участок</text:p>
          </table:table-cell>
          <table:table-cell office:value-type="string">
            <text:p>Дата</text:p>
          </table:table-cell>
          <table:table-cell office:value-type="string">
            <text:p>Горизонт литорали</text:p>
          </table:table-cell>
          <table:table-cell office:value-type="string">
            <text:p>Число повторностей</text:p>
          </table:table-cell>
          <table:table-cell office:value-type="string">
            <text:p>площадь побоотборника</text:p>
          </table:table-cell>
          <table:table-cell office:value-type="string">
            <text:p>Численность, экз./м$^2$</text:p>
          </table:table-cell>
          <table:table-cell office:value-type="string">
            <text:p>SEM</text:p>
          </table:table-cell>
          <table:table-cell office:value-type="string">
            <text:p>D, \%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Гаврилово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С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99">
            <text:p>99</text:p>
          </table:table-cell>
          <table:table-cell office:value-type="float" office:value="24.5356882927706">
            <text:p>24,5</text:p>
          </table:table-cell>
          <table:table-cell table:style-name="ce6" table:formula="of:=[.I2]/[.H2]*100" office:value-type="float" office:value="24.7835235280511">
            <text:p>25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Гаврилово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Н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74">
            <text:p>74</text:p>
          </table:table-cell>
          <table:table-cell office:value-type="float" office:value="26.2841614448158">
            <text:p>26,3</text:p>
          </table:table-cell>
          <table:table-cell table:style-name="ce6" table:formula="of:=[.I3]/[.H3]*100" office:value-type="float" office:value="35.5191370875889">
            <text:p>36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2">
            <text:p>2002</text:p>
          </table:table-cell>
          <table:table-cell office:value-type="string">
            <text:p>СГЛ</text:p>
          </table:table-cell>
          <table:table-cell office:value-type="float" office:value="43">
            <text:p>43</text:p>
          </table:table-cell>
          <table:table-cell office:value-type="string">
            <text:p>1/30</text:p>
          </table:table-cell>
          <table:table-cell office:value-type="float" office:value="52.3529411764706">
            <text:p>52</text:p>
          </table:table-cell>
          <table:table-cell office:value-type="float" office:value="7.03418436043217">
            <text:p>7,0</text:p>
          </table:table-cell>
          <table:table-cell table:style-name="ce6" table:formula="of:=[.I4]/[.H4]*100" office:value-type="float" office:value="13.4360824862187">
            <text:p>13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3">
            <text:p>2003</text:p>
          </table:table-cell>
          <table:table-cell office:value-type="string">
            <text:p>СГЛ</text:p>
          </table:table-cell>
          <table:table-cell office:value-type="float" office:value="48">
            <text:p>48</text:p>
          </table:table-cell>
          <table:table-cell office:value-type="string">
            <text:p>1/30</text:p>
          </table:table-cell>
          <table:table-cell office:value-type="float" office:value="33.6842105263158">
            <text:p>34</text:p>
          </table:table-cell>
          <table:table-cell office:value-type="float" office:value="6.60518712210113">
            <text:p>6,6</text:p>
          </table:table-cell>
          <table:table-cell table:style-name="ce6" table:formula="of:=[.I5]/[.H5]*100" office:value-type="float" office:value="19.6091492687377">
            <text:p>20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4">
            <text:p>2004</text:p>
          </table:table-cell>
          <table:table-cell office:value-type="string">
            <text:p>СГЛ</text:p>
          </table:table-cell>
          <table:table-cell office:value-type="float" office:value="44">
            <text:p>44</text:p>
          </table:table-cell>
          <table:table-cell office:value-type="string">
            <text:p>1/30</text:p>
          </table:table-cell>
          <table:table-cell office:value-type="float" office:value="32.4137931034483">
            <text:p>32</text:p>
          </table:table-cell>
          <table:table-cell office:value-type="float" office:value="5.27908455135705">
            <text:p>5,3</text:p>
          </table:table-cell>
          <table:table-cell table:style-name="ce6" table:formula="of:=[.I6]/[.H6]*100" office:value-type="float" office:value="16.286537445676">
            <text:p>16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30">
            <text:p>30</text:p>
          </table:table-cell>
          <table:table-cell office:value-type="string">
            <text:p>1/30</text:p>
          </table:table-cell>
          <table:table-cell office:value-type="float" office:value="30">
            <text:p>30</text:p>
          </table:table-cell>
          <table:table-cell office:value-type="float" office:value="4.52324773972668">
            <text:p>4,5</text:p>
          </table:table-cell>
          <table:table-cell table:style-name="ce6" table:formula="of:=[.I7]/[.H7]*100" office:value-type="float" office:value="15.0774924657556">
            <text:p>15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28">
            <text:p>28</text:p>
          </table:table-cell>
          <table:table-cell office:value-type="string">
            <text:p>1/30</text:p>
          </table:table-cell>
          <table:table-cell office:value-type="float" office:value="38.5714285714286">
            <text:p>39</text:p>
          </table:table-cell>
          <table:table-cell office:value-type="float" office:value="5.99193209148472">
            <text:p>6,0</text:p>
          </table:table-cell>
          <table:table-cell table:style-name="ce6" table:formula="of:=[.I8]/[.H8]*100" office:value-type="float" office:value="15.5346387557011">
            <text:p>16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7">
            <text:p>2007</text:p>
          </table:table-cell>
          <table:table-cell office:value-type="string">
            <text:p>СГЛ</text:p>
          </table:table-cell>
          <table:table-cell office:value-type="float" office:value="33">
            <text:p>33</text:p>
          </table:table-cell>
          <table:table-cell office:value-type="string">
            <text:p>1/30</text:p>
          </table:table-cell>
          <table:table-cell office:value-type="float" office:value="71.8181818181818">
            <text:p>72</text:p>
          </table:table-cell>
          <table:table-cell office:value-type="float" office:value="6.64942674469445">
            <text:p>6,6</text:p>
          </table:table-cell>
          <table:table-cell table:style-name="ce6" table:formula="of:=[.I9]/[.H9]*100" office:value-type="float" office:value="9.25869546729607">
            <text:p>9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8">
            <text:p>2008</text:p>
          </table:table-cell>
          <table:table-cell office:value-type="string">
            <text:p>СГЛ</text:p>
          </table:table-cell>
          <table:table-cell office:value-type="float" office:value="72">
            <text:p>72</text:p>
          </table:table-cell>
          <table:table-cell office:value-type="string">
            <text:p>1/30</text:p>
          </table:table-cell>
          <table:table-cell office:value-type="float" office:value="72">
            <text:p>72</text:p>
          </table:table-cell>
          <table:table-cell office:value-type="float" office:value="5.46146374215709">
            <text:p>5,5</text:p>
          </table:table-cell>
          <table:table-cell table:style-name="ce6" table:formula="of:=[.I10]/[.H10]*100" office:value-type="float" office:value="7.58536630855151">
            <text:p>8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Дальнезеленецкая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ВГЛ</text:p>
          </table:table-cell>
          <table:table-cell table:style-name="ce5"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30">
            <text:p>30</text:p>
          </table:table-cell>
          <table:table-cell office:value-type="float" office:value="8.94427190999916">
            <text:p>8,9</text:p>
          </table:table-cell>
          <table:table-cell table:style-name="ce6" table:formula="of:=[.I11]/[.H11]*100" office:value-type="float" office:value="29.8142396999972">
            <text:p>30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Дальнезеленецкая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Н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42">
            <text:p>42</text:p>
          </table:table-cell>
          <table:table-cell office:value-type="float" office:value="7.34846922834953">
            <text:p>7,3</text:p>
          </table:table-cell>
          <table:table-cell table:style-name="ce6" table:formula="of:=[.I12]/[.H12]*100" office:value-type="float" office:value="17.4963553055941">
            <text:p>17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Ивановская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ВСЛ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1/20</text:p>
          </table:table-cell>
          <table:table-cell office:value-type="float" office:value="1208">
            <text:p>1208</text:p>
          </table:table-cell>
          <table:table-cell office:value-type="float" office:value="72.8285658241325">
            <text:p>72,8</text:p>
          </table:table-cell>
          <table:table-cell table:style-name="ce6" table:formula="of:=[.I13]/[.H13]*100" office:value-type="float" office:value="6.02885478676594">
            <text:p>6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Порчниха</text:p>
          </table:table-cell>
          <table:table-cell table:style-name="ce2" office:value-type="float" office:value="2007">
            <text:p>2007</text:p>
          </table:table-cell>
          <table:table-cell table:style-name="ce3" office:value-type="string">
            <text:p>СГЛ</text:p>
          </table:table-cell>
          <table:table-cell table:style-name="ce5" office:value-type="float" office:value="32">
            <text:p>32</text:p>
          </table:table-cell>
          <table:table-cell office:value-type="string">
            <text:p>1/30</text:p>
          </table:table-cell>
          <table:table-cell office:value-type="float" office:value="87.1875">
            <text:p>87</text:p>
          </table:table-cell>
          <table:table-cell office:value-type="float" office:value="10.8065315430963">
            <text:p>10,8</text:p>
          </table:table-cell>
          <table:table-cell table:style-name="ce6" table:formula="of:=[.I14]/[.H14]*100" office:value-type="float" office:value="12.3945881497879">
            <text:p>12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Порчниха</text:p>
          </table:table-cell>
          <table:table-cell table:style-name="ce2" office:value-type="float" office:value="2008">
            <text:p>2008</text:p>
          </table:table-cell>
          <table:table-cell table:style-name="ce3" office:value-type="string">
            <text:p>С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48">
            <text:p>48</text:p>
          </table:table-cell>
          <table:table-cell office:value-type="float" office:value="15.7480157480236">
            <text:p>15,7</text:p>
          </table:table-cell>
          <table:table-cell table:style-name="ce6" table:formula="of:=[.I15]/[.H15]*100" office:value-type="float" office:value="32.8083661417158">
            <text:p>33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Шельпино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С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54">
            <text:p>54</text:p>
          </table:table-cell>
          <table:table-cell office:value-type="float" office:value="11.2249721603218">
            <text:p>11,2</text:p>
          </table:table-cell>
          <table:table-cell table:style-name="ce6" table:formula="of:=[.I16]/[.H16]*100" office:value-type="float" office:value="20.7869854820774">
            <text:p>21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Шельпино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В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36">
            <text:p>36</text:p>
          </table:table-cell>
          <table:table-cell office:value-type="float" office:value="17.4928556845359">
            <text:p>17,5</text:p>
          </table:table-cell>
          <table:table-cell table:style-name="ce6" table:formula="of:=[.I17]/[.H17]*100" office:value-type="float" office:value="48.5912657903775">
            <text:p>49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Ярнышная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СГЛ</text:p>
          </table:table-cell>
          <table:table-cell table:style-name="ce5" office:value-type="float" office:value="36">
            <text:p>36</text:p>
          </table:table-cell>
          <table:table-cell office:value-type="string">
            <text:p>1/30</text:p>
          </table:table-cell>
          <table:table-cell office:value-type="float" office:value="70">
            <text:p>70</text:p>
          </table:table-cell>
          <table:table-cell office:value-type="float" office:value="9.56182887467515">
            <text:p>9,6</text:p>
          </table:table-cell>
          <table:table-cell table:style-name="ce6" table:formula="of:=[.I18]/[.H18]*100" office:value-type="float" office:value="13.6597555352502">
            <text:p>14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Ярнышная</text:p>
          </table:table-cell>
          <table:table-cell table:style-name="ce2" office:value-type="float" office:value="2008">
            <text:p>2008</text:p>
          </table:table-cell>
          <table:table-cell table:style-name="ce4" office:value-type="string">
            <text:p>В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19">
            <text:p>219</text:p>
          </table:table-cell>
          <table:table-cell office:value-type="float" office:value="97.5807358037436">
            <text:p>97,6</text:p>
          </table:table-cell>
          <table:table-cell table:style-name="ce6" table:formula="of:=[.I19]/[.H19]*100" office:value-type="float" office:value="44.5574136090153">
            <text:p>45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Ярнышная</text:p>
          </table:table-cell>
          <table:table-cell table:style-name="ce2" office:value-type="float" office:value="2008">
            <text:p>2008</text:p>
          </table:table-cell>
          <table:table-cell table:style-name="ce1" office:value-type="string">
            <text:p>Н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387">
            <text:p>387</text:p>
          </table:table-cell>
          <table:table-cell office:value-type="float" office:value="109.077953776187">
            <text:p>109,1</text:p>
          </table:table-cell>
          <table:table-cell table:style-name="ce6" table:formula="of:=[.I20]/[.H20]*100" office:value-type="float" office:value="28.1855177716245">
            <text:p>28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Западный Мурман</text:p>
          </table:table-cell>
          <table:table-cell office:value-type="string">
            <text:p>Печенга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766.666666666667">
            <text:p>767</text:p>
          </table:table-cell>
          <table:table-cell office:value-type="float" office:value="218.5812841434">
            <text:p>218,6</text:p>
          </table:table-cell>
          <table:table-cell table:style-name="ce6" table:formula="of:=[.I21]/[.H21]*100" office:value-type="float" office:value="28.5106022795739">
            <text:p>29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Западный Мурман</text:p>
          </table:table-cell>
          <table:table-cell office:value-type="string">
            <text:p>Ура-губа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266.66666666667">
            <text:p>1267</text:p>
          </table:table-cell>
          <table:table-cell office:value-type="float" office:value="288.80981823877">
            <text:p>288,8</text:p>
          </table:table-cell>
          <table:table-cell table:style-name="ce6" table:formula="of:=[.I22]/[.H22]*100" office:value-type="float" office:value="22.8007751241134">
            <text:p>23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office:value-type="string">
            <text:p>Абрам-мыс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3350">
            <text:p>3350</text:p>
          </table:table-cell>
          <table:table-cell office:value-type="float" office:value="520">
            <text:p>520,0</text:p>
          </table:table-cell>
          <table:table-cell table:style-name="ce6" table:formula="of:=[.I23]/[.H23]*100" office:value-type="float" office:value="15.5223880597015">
            <text:p>16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Абрам-мыс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СГЛ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1/20</text:p>
          </table:table-cell>
          <table:table-cell office:value-type="float" office:value="540">
            <text:p>540</text:p>
          </table:table-cell>
          <table:table-cell office:value-type="float" office:value="208.518584303654">
            <text:p>208,5</text:p>
          </table:table-cell>
          <table:table-cell table:style-name="ce6" table:formula="of:=[.I24]/[.H24]*100" office:value-type="float" office:value="38.6145526488248">
            <text:p>39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Абрам-мыс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НГЛ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1/20</text:p>
          </table:table-cell>
          <table:table-cell office:value-type="float" office:value="1804">
            <text:p>1804</text:p>
          </table:table-cell>
          <table:table-cell office:value-type="float" office:value="78.587530817554">
            <text:p>78,6</text:p>
          </table:table-cell>
          <table:table-cell table:style-name="ce6" table:formula="of:=[.I25]/[.H25]*100" office:value-type="float" office:value="4.35629328256951">
            <text:p>4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Пала-губа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СГЛ</text:p>
          </table:table-cell>
          <table:table-cell table:style-name="ce5" office:value-type="float" office:value="16">
            <text:p>16</text:p>
          </table:table-cell>
          <table:table-cell office:value-type="string">
            <text:p>1/30</text:p>
          </table:table-cell>
          <table:table-cell office:value-type="float" office:value="935.625">
            <text:p>936</text:p>
          </table:table-cell>
          <table:table-cell office:value-type="float" office:value="76.3979098208845">
            <text:p>76,4</text:p>
          </table:table-cell>
          <table:table-cell table:style-name="ce6" table:formula="of:=[.I26]/[.H26]*100" office:value-type="float" office:value="8.16544126342119">
            <text:p>8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Пала-губа</text:p>
          </table:table-cell>
          <table:table-cell table:style-name="ce2" office:value-type="string">
            <text:p>2007 осень</text:p>
          </table:table-cell>
          <table:table-cell table:style-name="ce2" office:value-type="string">
            <text:p>НГЛ</text:p>
          </table:table-cell>
          <table:table-cell table:style-name="ce5" office:value-type="float" office:value="36">
            <text:p>36</text:p>
          </table:table-cell>
          <table:table-cell office:value-type="string">
            <text:p>1/30</text:p>
          </table:table-cell>
          <table:table-cell office:value-type="float" office:value="790">
            <text:p>790</text:p>
          </table:table-cell>
          <table:table-cell office:value-type="float" office:value="61.6904715958169">
            <text:p>61,7</text:p>
          </table:table-cell>
          <table:table-cell table:style-name="ce6" table:formula="of:=[.I27]/[.H27]*100" office:value-type="float" office:value="7.8089204551667">
            <text:p>8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Пала-губа</text:p>
          </table:table-cell>
          <table:table-cell table:style-name="ce2" office:value-type="string">
            <text:p>2008 зима</text:p>
          </table:table-cell>
          <table:table-cell table:style-name="ce2" office:value-type="string">
            <text:p>НГЛ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1/20</text:p>
          </table:table-cell>
          <table:table-cell office:value-type="float" office:value="863.636363636364">
            <text:p>864</text:p>
          </table:table-cell>
          <table:table-cell office:value-type="float" office:value="154.397790417967">
            <text:p>154,4</text:p>
          </table:table-cell>
          <table:table-cell table:style-name="ce6" table:formula="of:=[.I28]/[.H28]*100" office:value-type="float" office:value="17.8776388905014">
            <text:p>18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Пала-губа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НГЛ</text:p>
          </table:table-cell>
          <table:table-cell table:style-name="ce5"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1644">
            <text:p>1644</text:p>
          </table:table-cell>
          <table:table-cell office:value-type="float" office:value="192.499350648255">
            <text:p>192,5</text:p>
          </table:table-cell>
          <table:table-cell table:style-name="ce6" table:formula="of:=[.I29]/[.H29]*100" office:value-type="float" office:value="11.7092062438111">
            <text:p>12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office:value-type="string">
            <text:p>Ретинское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660">
            <text:p>660</text:p>
          </table:table-cell>
          <table:table-cell office:value-type="float" office:value="300">
            <text:p>300,0</text:p>
          </table:table-cell>
          <table:table-cell table:style-name="ce6" table:formula="of:=[.I30]/[.H30]*100" office:value-type="float" office:value="45.4545454545455">
            <text:p>45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office:value-type="string">
            <text:p>Северное Нагорное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390">
            <text:p>390</text:p>
          </table:table-cell>
          <table:table-cell office:value-type="float" office:value="90">
            <text:p>90,0</text:p>
          </table:table-cell>
          <table:table-cell table:style-name="ce6" table:formula="of:=[.I31]/[.H31]*100" office:value-type="float" office:value="23.0769230769231">
            <text:p>2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Клющих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444">
            <text:p>444</text:p>
          </table:table-cell>
          <table:table-cell office:value-type="float" office:value="53.7">
            <text:p>53,7</text:p>
          </table:table-cell>
          <table:table-cell table:style-name="ce6" table:formula="of:=[.I32]/[.H32]*100" office:value-type="float" office:value="12.0945945945946">
            <text:p>1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Клющиха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362">
            <text:p>362</text:p>
          </table:table-cell>
          <table:table-cell office:value-type="float" office:value="26.4">
            <text:p>26,4</text:p>
          </table:table-cell>
          <table:table-cell table:style-name="ce6" table:formula="of:=[.I33]/[.H33]*100" office:value-type="float" office:value="7.29281767955801">
            <text:p>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Клющиха</text:p>
          </table:table-cell>
          <table:table-cell office:value-type="float" office:value="2006">
            <text:p>2006</text:p>
          </table:table-cell>
          <table:table-cell office:value-type="string">
            <text:p>ВС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1136">
            <text:p>1136</text:p>
          </table:table-cell>
          <table:table-cell office:value-type="float" office:value="55.4">
            <text:p>55,4</text:p>
          </table:table-cell>
          <table:table-cell table:style-name="ce6" table:formula="of:=[.I34]/[.H34]*100" office:value-type="float" office:value="4.87676056338028">
            <text:p>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Лисья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1346">
            <text:p>1346</text:p>
          </table:table-cell>
          <table:table-cell office:value-type="float" office:value="209.8">
            <text:p>209,8</text:p>
          </table:table-cell>
          <table:table-cell table:style-name="ce6" table:formula="of:=[.I35]/[.H35]*100" office:value-type="float" office:value="15.5869242199108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Лисья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2832">
            <text:p>2832</text:p>
          </table:table-cell>
          <table:table-cell office:value-type="float" office:value="277.8">
            <text:p>277,8</text:p>
          </table:table-cell>
          <table:table-cell table:style-name="ce6" table:formula="of:=[.I36]/[.H36]*100" office:value-type="float" office:value="9.80932203389831">
            <text:p>1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Лисья</text:p>
          </table:table-cell>
          <table:table-cell office:value-type="float" office:value="2006">
            <text:p>2006</text:p>
          </table:table-cell>
          <table:table-cell office:value-type="string">
            <text:p>ВС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1006">
            <text:p>1006</text:p>
          </table:table-cell>
          <table:table-cell office:value-type="float" office:value="159.8">
            <text:p>159,8</text:p>
          </table:table-cell>
          <table:table-cell table:style-name="ce6" table:formula="of:=[.I37]/[.H37]*100" office:value-type="float" office:value="15.8846918489066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пр. Подпахт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688">
            <text:p>688</text:p>
          </table:table-cell>
          <table:table-cell office:value-type="float" office:value="145.2">
            <text:p>145,2</text:p>
          </table:table-cell>
          <table:table-cell table:style-name="ce6" table:formula="of:=[.I38]/[.H38]*100" office:value-type="float" office:value="21.1046511627907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пр. Подпахта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372">
            <text:p>372</text:p>
          </table:table-cell>
          <table:table-cell office:value-type="float" office:value="57.9">
            <text:p>57,9</text:p>
          </table:table-cell>
          <table:table-cell table:style-name="ce6" table:formula="of:=[.I39]/[.H39]*100" office:value-type="float" office:value="15.5645161290323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Сухая салм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string">
            <text:p>10 и</text:p>
          </table:table-cell>
          <table:table-cell office:value-type="string">
            <text:p>2/20</text:p>
          </table:table-cell>
          <table:table-cell office:value-type="float" office:value="1165">
            <text:p>1165</text:p>
          </table:table-cell>
          <table:table-cell office:value-type="float" office:value="169.3">
            <text:p>169,3</text:p>
          </table:table-cell>
          <table:table-cell table:style-name="ce6" table:formula="of:=[.I40]/[.H40]*100" office:value-type="float" office:value="14.5321888412017">
            <text:p>1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Сухая салма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5">
            <text:p>5</text:p>
          </table:table-cell>
          <table:table-cell office:value-type="string">
            <text:p>1/20</text:p>
          </table:table-cell>
          <table:table-cell office:value-type="float" office:value="1132">
            <text:p>1132</text:p>
          </table:table-cell>
          <table:table-cell office:value-type="float" office:value="82.6">
            <text:p>82,6</text:p>
          </table:table-cell>
          <table:table-cell table:style-name="ce6" table:formula="of:=[.I41]/[.H41]*100" office:value-type="float" office:value="7.29681978798587">
            <text:p>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Сухая салма</text:p>
          </table:table-cell>
          <table:table-cell office:value-type="float" office:value="2006">
            <text:p>2006</text:p>
          </table:table-cell>
          <table:table-cell office:value-type="string">
            <text:p>НГЛ, пояс зостеры</text:p>
          </table:table-cell>
          <table:table-cell office:value-type="float" office:value="5">
            <text:p>5</text:p>
          </table:table-cell>
          <table:table-cell office:value-type="string">
            <text:p>1/20</text:p>
          </table:table-cell>
          <table:table-cell office:value-type="float" office:value="992">
            <text:p>992</text:p>
          </table:table-cell>
          <table:table-cell office:value-type="float" office:value="174.4">
            <text:p>174,4</text:p>
          </table:table-cell>
          <table:table-cell table:style-name="ce6" table:formula="of:=[.I42]/[.H42]*100" office:value-type="float" office:value="17.5806451612903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2">
            <text:p>1992</text:p>
          </table:table-cell>
          <table:table-cell office:value-type="string">
            <text:p>верхний пляж</text:p>
          </table:table-cell>
          <table:table-cell office:value-type="float" office:value="7">
            <text:p>7</text:p>
          </table:table-cell>
          <table:table-cell office:value-type="string">
            <text:p>1/30</text:p>
          </table:table-cell>
          <table:table-cell office:value-type="float" office:value="94.2857142857143">
            <text:p>94</text:p>
          </table:table-cell>
          <table:table-cell office:value-type="float" office:value="35.5137225561602">
            <text:p>35,5</text:p>
          </table:table-cell>
          <table:table-cell table:style-name="ce6" table:formula="of:=[.I43]/[.H43]*100" office:value-type="float" office:value="37.6660693777456">
            <text:p>3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2">
            <text:p>1992</text:p>
          </table:table-cell>
          <table:table-cell office:value-type="string">
            <text:p>пояс фукоидов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14">
            <text:p>114</text:p>
          </table:table-cell>
          <table:table-cell office:value-type="float" office:value="55.6417109729742">
            <text:p>55,6</text:p>
          </table:table-cell>
          <table:table-cell table:style-name="ce6" table:formula="of:=[.I44]/[.H44]*100" office:value-type="float" office:value="48.8085183973458">
            <text:p>4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2">
            <text:p>1992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22">
            <text:p>222</text:p>
          </table:table-cell>
          <table:table-cell office:value-type="float" office:value="103.315052146335">
            <text:p>103,3</text:p>
          </table:table-cell>
          <table:table-cell table:style-name="ce6" table:formula="of:=[.I45]/[.H45]*100" office:value-type="float" office:value="46.5383117776284">
            <text:p>4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2">
            <text:p>1992</text:p>
          </table:table-cell>
          <table:table-cell office:value-type="string">
            <text:p>ниж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560">
            <text:p>560</text:p>
          </table:table-cell>
          <table:table-cell office:value-type="float" office:value="457.055795281058">
            <text:p>457,1</text:p>
          </table:table-cell>
          <table:table-cell table:style-name="ce6" table:formula="of:=[.I46]/[.H46]*100" office:value-type="float" office:value="81.6171063001889">
            <text:p>8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3">
            <text:p>1993</text:p>
          </table:table-cell>
          <table:table-cell office:value-type="string">
            <text:p>верх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412.5">
            <text:p>413</text:p>
          </table:table-cell>
          <table:table-cell office:value-type="float" office:value="127.5">
            <text:p>127,5</text:p>
          </table:table-cell>
          <table:table-cell table:style-name="ce6" table:formula="of:=[.I47]/[.H47]*100" office:value-type="float" office:value="30.9090909090909">
            <text:p>3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3">
            <text:p>1993</text:p>
          </table:table-cell>
          <table:table-cell office:value-type="string">
            <text:p>пояс фукоидов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336">
            <text:p>336</text:p>
          </table:table-cell>
          <table:table-cell office:value-type="float" office:value="120.896650077659">
            <text:p>120,9</text:p>
          </table:table-cell>
          <table:table-cell table:style-name="ce6" table:formula="of:=[.I48]/[.H48]*100" office:value-type="float" office:value="35.9811458564461">
            <text:p>3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3">
            <text:p>1993</text:p>
          </table:table-cell>
          <table:table-cell office:value-type="string">
            <text:p>пояс зостеры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405">
            <text:p>405</text:p>
          </table:table-cell>
          <table:table-cell office:value-type="float" office:value="80.0312438988674">
            <text:p>80,0</text:p>
          </table:table-cell>
          <table:table-cell table:style-name="ce6" table:formula="of:=[.I49]/[.H49]*100" office:value-type="float" office:value="19.7608009626833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3">
            <text:p>1993</text:p>
          </table:table-cell>
          <table:table-cell office:value-type="string">
            <text:p>нижний пляж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354">
            <text:p>354</text:p>
          </table:table-cell>
          <table:table-cell office:value-type="float" office:value="77.3045923603508">
            <text:p>77,3</text:p>
          </table:table-cell>
          <table:table-cell table:style-name="ce6" table:formula="of:=[.I50]/[.H50]*100" office:value-type="float" office:value="21.8374554690256">
            <text:p>2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4">
            <text:p>1994</text:p>
          </table:table-cell>
          <table:table-cell office:value-type="string">
            <text:p>верхний пляж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462">
            <text:p>462</text:p>
          </table:table-cell>
          <table:table-cell office:value-type="float" office:value="179.147983522003">
            <text:p>179,1</text:p>
          </table:table-cell>
          <table:table-cell table:style-name="ce6" table:formula="of:=[.I51]/[.H51]*100" office:value-type="float" office:value="38.7766198099574">
            <text:p>3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4">
            <text:p>1994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745">
            <text:p>745</text:p>
          </table:table-cell>
          <table:table-cell office:value-type="float" office:value="220.646776545682">
            <text:p>220,6</text:p>
          </table:table-cell>
          <table:table-cell table:style-name="ce6" table:formula="of:=[.I52]/[.H52]*100" office:value-type="float" office:value="29.6170169859976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4">
            <text:p>1994</text:p>
          </table:table-cell>
          <table:table-cell office:value-type="string">
            <text:p>пояс зостеры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765">
            <text:p>765</text:p>
          </table:table-cell>
          <table:table-cell office:value-type="float" office:value="112.716458425556">
            <text:p>112,7</text:p>
          </table:table-cell>
          <table:table-cell table:style-name="ce6" table:formula="of:=[.I53]/[.H53]*100" office:value-type="float" office:value="14.7341775719681">
            <text:p>1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4">
            <text:p>1994</text:p>
          </table:table-cell>
          <table:table-cell office:value-type="string">
            <text:p>ниж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930">
            <text:p>930</text:p>
          </table:table-cell>
          <table:table-cell office:value-type="float" office:value="170.58722109232">
            <text:p>170,6</text:p>
          </table:table-cell>
          <table:table-cell table:style-name="ce6" table:formula="of:=[.I54]/[.H54]*100" office:value-type="float" office:value="18.3427119454108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5">
            <text:p>1995</text:p>
          </table:table-cell>
          <table:table-cell office:value-type="string">
            <text:p>верх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907.5">
            <text:p>908</text:p>
          </table:table-cell>
          <table:table-cell office:value-type="float" office:value="222.275167303952">
            <text:p>222,3</text:p>
          </table:table-cell>
          <table:table-cell table:style-name="ce6" table:formula="of:=[.I55]/[.H55]*100" office:value-type="float" office:value="24.4931313833556">
            <text:p>2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5">
            <text:p>1995</text:p>
          </table:table-cell>
          <table:table-cell office:value-type="string">
            <text:p>пояс фукоидов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134">
            <text:p>1134</text:p>
          </table:table-cell>
          <table:table-cell office:value-type="float" office:value="269.733201515868">
            <text:p>269,7</text:p>
          </table:table-cell>
          <table:table-cell table:style-name="ce6" table:formula="of:=[.I56]/[.H56]*100" office:value-type="float" office:value="23.7859966063376">
            <text:p>2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5">
            <text:p>1995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660">
            <text:p>660</text:p>
          </table:table-cell>
          <table:table-cell office:value-type="float" office:value="117.728501222092">
            <text:p>117,7</text:p>
          </table:table-cell>
          <table:table-cell table:style-name="ce6" table:formula="of:=[.I57]/[.H57]*100" office:value-type="float" office:value="17.837651700317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5">
            <text:p>1995</text:p>
          </table:table-cell>
          <table:table-cell office:value-type="string">
            <text:p>нижний пляж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685">
            <text:p>685</text:p>
          </table:table-cell>
          <table:table-cell office:value-type="float" office:value="154.806330619907">
            <text:p>154,8</text:p>
          </table:table-cell>
          <table:table-cell table:style-name="ce6" table:formula="of:=[.I58]/[.H58]*100" office:value-type="float" office:value="22.599464324074">
            <text:p>2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6">
            <text:p>1996</text:p>
          </table:table-cell>
          <table:table-cell office:value-type="string">
            <text:p>верх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697.5">
            <text:p>698</text:p>
          </table:table-cell>
          <table:table-cell office:value-type="float" office:value="257.01410467132">
            <text:p>257,0</text:p>
          </table:table-cell>
          <table:table-cell table:style-name="ce6" table:formula="of:=[.I59]/[.H59]*100" office:value-type="float" office:value="36.8479003113004">
            <text:p>3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6">
            <text:p>1996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770">
            <text:p>770</text:p>
          </table:table-cell>
          <table:table-cell office:value-type="float" office:value="214.895323355349">
            <text:p>214,9</text:p>
          </table:table-cell>
          <table:table-cell table:style-name="ce6" table:formula="of:=[.I60]/[.H60]*100" office:value-type="float" office:value="27.9084835526427">
            <text:p>2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6">
            <text:p>1996</text:p>
          </table:table-cell>
          <table:table-cell office:value-type="string">
            <text:p>пояс зостеры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645">
            <text:p>645</text:p>
          </table:table-cell>
          <table:table-cell office:value-type="float" office:value="71.9374728496908">
            <text:p>71,9</text:p>
          </table:table-cell>
          <table:table-cell table:style-name="ce6" table:formula="of:=[.I61]/[.H61]*100" office:value-type="float" office:value="11.1530965658435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6">
            <text:p>1996</text:p>
          </table:table-cell>
          <table:table-cell office:value-type="string">
            <text:p>нижний пляж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870">
            <text:p>870</text:p>
          </table:table-cell>
          <table:table-cell office:value-type="float" office:value="68.847657912234">
            <text:p>68,8</text:p>
          </table:table-cell>
          <table:table-cell table:style-name="ce6" table:formula="of:=[.I62]/[.H62]*100" office:value-type="float" office:value="7.91352389795793">
            <text:p>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7">
            <text:p>1997</text:p>
          </table:table-cell>
          <table:table-cell office:value-type="string">
            <text:p>верх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620">
            <text:p>620</text:p>
          </table:table-cell>
          <table:table-cell office:value-type="float" office:value="130">
            <text:p>130,0</text:p>
          </table:table-cell>
          <table:table-cell table:style-name="ce6" table:formula="of:=[.I63]/[.H63]*100" office:value-type="float" office:value="20.9677419354839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7">
            <text:p>1997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720">
            <text:p>720</text:p>
          </table:table-cell>
          <table:table-cell office:value-type="float" office:value="265.631323454144">
            <text:p>265,6</text:p>
          </table:table-cell>
          <table:table-cell table:style-name="ce6" table:formula="of:=[.I64]/[.H64]*100" office:value-type="float" office:value="36.8932393686311">
            <text:p>3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7">
            <text:p>1997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702">
            <text:p>702</text:p>
          </table:table-cell>
          <table:table-cell office:value-type="float" office:value="70.7389567353096">
            <text:p>70,7</text:p>
          </table:table-cell>
          <table:table-cell table:style-name="ce6" table:formula="of:=[.I65]/[.H65]*100" office:value-type="float" office:value="10.0767744637193">
            <text:p>1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7">
            <text:p>1997</text:p>
          </table:table-cell>
          <table:table-cell office:value-type="string">
            <text:p>нижний пляж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880">
            <text:p>880</text:p>
          </table:table-cell>
          <table:table-cell office:value-type="float" office:value="96.9535971483266">
            <text:p>97,0</text:p>
          </table:table-cell>
          <table:table-cell table:style-name="ce6" table:formula="of:=[.I66]/[.H66]*100" office:value-type="float" office:value="11.0174542214007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8">
            <text:p>1998</text:p>
          </table:table-cell>
          <table:table-cell office:value-type="string">
            <text:p>верх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2130">
            <text:p>2130</text:p>
          </table:table-cell>
          <table:table-cell office:value-type="float" office:value="623.899030292563">
            <text:p>623,9</text:p>
          </table:table-cell>
          <table:table-cell table:style-name="ce6" table:formula="of:=[.I67]/[.H67]*100" office:value-type="float" office:value="29.2910342860358">
            <text:p>2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8">
            <text:p>1998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2750">
            <text:p>2750</text:p>
          </table:table-cell>
          <table:table-cell office:value-type="float" office:value="820.036584549738">
            <text:p>820,0</text:p>
          </table:table-cell>
          <table:table-cell table:style-name="ce6" table:formula="of:=[.I68]/[.H68]*100" office:value-type="float" office:value="29.819512165445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8">
            <text:p>1998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424">
            <text:p>2424</text:p>
          </table:table-cell>
          <table:table-cell office:value-type="float" office:value="437.053772435384">
            <text:p>437,1</text:p>
          </table:table-cell>
          <table:table-cell table:style-name="ce6" table:formula="of:=[.I69]/[.H69]*100" office:value-type="float" office:value="18.0302711400736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8">
            <text:p>1998</text:p>
          </table:table-cell>
          <table:table-cell office:value-type="string">
            <text:p>нижний пляж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182">
            <text:p>1182</text:p>
          </table:table-cell>
          <table:table-cell office:value-type="float" office:value="238.985355199853">
            <text:p>239,0</text:p>
          </table:table-cell>
          <table:table-cell table:style-name="ce6" table:formula="of:=[.I70]/[.H70]*100" office:value-type="float" office:value="20.2187271742684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9">
            <text:p>1999</text:p>
          </table:table-cell>
          <table:table-cell office:value-type="string">
            <text:p>верх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7240">
            <text:p>7240</text:p>
          </table:table-cell>
          <table:table-cell office:value-type="float" office:value="5833.70379776005">
            <text:p>5833,7</text:p>
          </table:table-cell>
          <table:table-cell table:style-name="ce6" table:formula="of:=[.I71]/[.H71]*100" office:value-type="float" office:value="80.576019306078">
            <text:p>8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9">
            <text:p>1999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3895">
            <text:p>3895</text:p>
          </table:table-cell>
          <table:table-cell office:value-type="float" office:value="1354.64571013974">
            <text:p>1354,6</text:p>
          </table:table-cell>
          <table:table-cell table:style-name="ce6" table:formula="of:=[.I72]/[.H72]*100" office:value-type="float" office:value="34.7790939702116">
            <text:p>3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9">
            <text:p>1999</text:p>
          </table:table-cell>
          <table:table-cell office:value-type="string">
            <text:p>пояс зостеры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2405">
            <text:p>2405</text:p>
          </table:table-cell>
          <table:table-cell office:value-type="float" office:value="498.843662884475">
            <text:p>498,8</text:p>
          </table:table-cell>
          <table:table-cell table:style-name="ce6" table:formula="of:=[.I73]/[.H73]*100" office:value-type="float" office:value="20.7419402446767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9">
            <text:p>1999</text:p>
          </table:table-cell>
          <table:table-cell office:value-type="string">
            <text:p>нижний пляж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328">
            <text:p>2328</text:p>
          </table:table-cell>
          <table:table-cell office:value-type="float" office:value="623.798044241884">
            <text:p>623,8</text:p>
          </table:table-cell>
          <table:table-cell table:style-name="ce6" table:formula="of:=[.I74]/[.H74]*100" office:value-type="float" office:value="26.7954486358198">
            <text:p>2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0">
            <text:p>2000</text:p>
          </table:table-cell>
          <table:table-cell office:value-type="string">
            <text:p>верхний пляж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2640">
            <text:p>2640</text:p>
          </table:table-cell>
          <table:table-cell office:value-type="float" office:value="870">
            <text:p>870,0</text:p>
          </table:table-cell>
          <table:table-cell table:style-name="ce6" table:formula="of:=[.I75]/[.H75]*100" office:value-type="float" office:value="32.9545454545455">
            <text:p>3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0">
            <text:p>2000</text:p>
          </table:table-cell>
          <table:table-cell office:value-type="string">
            <text:p>пояс фукоидов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2760">
            <text:p>2760</text:p>
          </table:table-cell>
          <table:table-cell office:value-type="float" office:value="373.095162123553">
            <text:p>373,1</text:p>
          </table:table-cell>
          <table:table-cell table:style-name="ce6" table:formula="of:=[.I76]/[.H76]*100" office:value-type="float" office:value="13.5179406566505">
            <text:p>1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0">
            <text:p>2000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562">
            <text:p>2562</text:p>
          </table:table-cell>
          <table:table-cell office:value-type="float" office:value="721.036753570856">
            <text:p>721,0</text:p>
          </table:table-cell>
          <table:table-cell table:style-name="ce6" table:formula="of:=[.I77]/[.H77]*100" office:value-type="float" office:value="28.1435110683394">
            <text:p>2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0">
            <text:p>2000</text:p>
          </table:table-cell>
          <table:table-cell office:value-type="string">
            <text:p>ниж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2017.5">
            <text:p>2018</text:p>
          </table:table-cell>
          <table:table-cell office:value-type="float" office:value="394.279406005437">
            <text:p>394,3</text:p>
          </table:table-cell>
          <table:table-cell table:style-name="ce6" table:formula="of:=[.I78]/[.H78]*100" office:value-type="float" office:value="19.5429693187329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2">
            <text:p>2002</text:p>
          </table:table-cell>
          <table:table-cell office:value-type="string">
            <text:p>верх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360">
            <text:p>1360</text:p>
          </table:table-cell>
          <table:table-cell office:value-type="float" office:value="401.497197997695">
            <text:p>401,5</text:p>
          </table:table-cell>
          <table:table-cell table:style-name="ce6" table:formula="of:=[.I79]/[.H79]*100" office:value-type="float" office:value="29.5218527939482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2">
            <text:p>2002</text:p>
          </table:table-cell>
          <table:table-cell office:value-type="string">
            <text:p>пояс фукоидов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3250">
            <text:p>3250</text:p>
          </table:table-cell>
          <table:table-cell office:value-type="float" office:value="337.786915081091">
            <text:p>337,8</text:p>
          </table:table-cell>
          <table:table-cell table:style-name="ce6" table:formula="of:=[.I80]/[.H80]*100" office:value-type="float" office:value="10.3934435409566">
            <text:p>1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2">
            <text:p>2002</text:p>
          </table:table-cell>
          <table:table-cell office:value-type="string">
            <text:p>пояс зостеры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2497.5">
            <text:p>2498</text:p>
          </table:table-cell>
          <table:table-cell office:value-type="float" office:value="952.57873690315">
            <text:p>952,6</text:p>
          </table:table-cell>
          <table:table-cell table:style-name="ce6" table:formula="of:=[.I81]/[.H81]*100" office:value-type="float" office:value="38.1412907668929">
            <text:p>3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2">
            <text:p>2002</text:p>
          </table:table-cell>
          <table:table-cell office:value-type="string">
            <text:p>нижний пляж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810">
            <text:p>810</text:p>
          </table:table-cell>
          <table:table-cell office:value-type="float" office:value="240">
            <text:p>240,0</text:p>
          </table:table-cell>
          <table:table-cell table:style-name="ce6" table:formula="of:=[.I82]/[.H82]*100" office:value-type="float" office:value="29.6296296296296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4">
            <text:p>2004</text:p>
          </table:table-cell>
          <table:table-cell office:value-type="string">
            <text:p>верх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800">
            <text:p>2800</text:p>
          </table:table-cell>
          <table:table-cell office:value-type="float" office:value="1066.63020771025">
            <text:p>1066,6</text:p>
          </table:table-cell>
          <table:table-cell table:style-name="ce6" table:formula="of:=[.I83]/[.H83]*100" office:value-type="float" office:value="38.0939359896518">
            <text:p>3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4">
            <text:p>2004</text:p>
          </table:table-cell>
          <table:table-cell office:value-type="string">
            <text:p>пояс фукоидов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3090">
            <text:p>3090</text:p>
          </table:table-cell>
          <table:table-cell office:value-type="float" office:value="889.016310311571">
            <text:p>889,0</text:p>
          </table:table-cell>
          <table:table-cell table:style-name="ce6" table:formula="of:=[.I84]/[.H84]*100" office:value-type="float" office:value="28.7707543790152">
            <text:p>2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4">
            <text:p>2004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818">
            <text:p>1818</text:p>
          </table:table-cell>
          <table:table-cell office:value-type="float" office:value="302.628485110044">
            <text:p>302,6</text:p>
          </table:table-cell>
          <table:table-cell table:style-name="ce6" table:formula="of:=[.I85]/[.H85]*100" office:value-type="float" office:value="16.6462313041828">
            <text:p>1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2">
            <text:p>1992</text:p>
          </table:table-cell>
          <table:table-cell office:value-type="string">
            <text:p>ВГЛ</text:p>
          </table:table-cell>
          <table:table-cell office:value-type="float" office:value="7">
            <text:p>7</text:p>
          </table:table-cell>
          <table:table-cell office:value-type="string">
            <text:p>1/30</text:p>
          </table:table-cell>
          <table:table-cell office:value-type="float" office:value="72.8571428571429">
            <text:p>73</text:p>
          </table:table-cell>
          <table:table-cell office:value-type="float" office:value="23.6758150374401">
            <text:p>23,7</text:p>
          </table:table-cell>
          <table:table-cell table:style-name="ce6" table:formula="of:=[.I86]/[.H86]*100" office:value-type="float" office:value="32.496216718055">
            <text:p>3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2">
            <text:p>1992</text:p>
          </table:table-cell>
          <table:table-cell office:value-type="string">
            <text:p>СГЛ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08">
            <text:p>108</text:p>
          </table:table-cell>
          <table:table-cell office:value-type="float" office:value="9.69535971483266">
            <text:p>9,7</text:p>
          </table:table-cell>
          <table:table-cell table:style-name="ce6" table:formula="of:=[.I87]/[.H87]*100" office:value-type="float" office:value="8.97718492114135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2">
            <text:p>1992</text:p>
          </table:table-cell>
          <table:table-cell office:value-type="string">
            <text:p>НГЛ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50">
            <text:p>50</text:p>
          </table:table-cell>
          <table:table-cell office:value-type="float" office:value="20">
            <text:p>20,0</text:p>
          </table:table-cell>
          <table:table-cell table:style-name="ce6" table:formula="of:=[.I88]/[.H88]*100" office:value-type="float" office:value="40">
            <text:p>4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2">
            <text:p>1992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3.3333333333333">
            <text:p>13</text:p>
          </table:table-cell>
          <table:table-cell office:value-type="float" office:value="3.33333333333333">
            <text:p>3,3</text:p>
          </table:table-cell>
          <table:table-cell table:style-name="ce6" table:formula="of:=[.I89]/[.H89]*100" office:value-type="float" office:value="25">
            <text:p>2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3">
            <text:p>1993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43.333333333333">
            <text:p>143</text:p>
          </table:table-cell>
          <table:table-cell office:value-type="float" office:value="29.0593262902712">
            <text:p>29,1</text:p>
          </table:table-cell>
          <table:table-cell table:style-name="ce6" table:formula="of:=[.I90]/[.H90]*100" office:value-type="float" office:value="20.2739485746079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3">
            <text:p>1993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480">
            <text:p>480</text:p>
          </table:table-cell>
          <table:table-cell office:value-type="float" office:value="11.5470053837925">
            <text:p>11,5</text:p>
          </table:table-cell>
          <table:table-cell table:style-name="ce6" table:formula="of:=[.I91]/[.H91]*100" office:value-type="float" office:value="2.40562612162344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3">
            <text:p>1993</text:p>
          </table:table-cell>
          <table:table-cell office:value-type="string">
            <text:p>НГЛ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182.5">
            <text:p>183</text:p>
          </table:table-cell>
          <table:table-cell office:value-type="float" office:value="34.4903368109581">
            <text:p>34,5</text:p>
          </table:table-cell>
          <table:table-cell table:style-name="ce6" table:formula="of:=[.I92]/[.H92]*100" office:value-type="float" office:value="18.8988146909359">
            <text:p>1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3">
            <text:p>1993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96.6666666666667">
            <text:p>97</text:p>
          </table:table-cell>
          <table:table-cell office:value-type="float" office:value="43.71625682868">
            <text:p>43,7</text:p>
          </table:table-cell>
          <table:table-cell table:style-name="ce6" table:formula="of:=[.I93]/[.H93]*100" office:value-type="float" office:value="45.2237139607034">
            <text:p>4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4">
            <text:p>2004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620">
            <text:p>2620</text:p>
          </table:table-cell>
          <table:table-cell office:value-type="float" office:value="219.317121994613">
            <text:p>219,3</text:p>
          </table:table-cell>
          <table:table-cell table:style-name="ce6" table:formula="of:=[.I94]/[.H94]*100" office:value-type="float" office:value="8.37088251887836">
            <text:p>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4">
            <text:p>2004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700">
            <text:p>1700</text:p>
          </table:table-cell>
          <table:table-cell office:value-type="float" office:value="208.806130178211">
            <text:p>208,8</text:p>
          </table:table-cell>
          <table:table-cell table:style-name="ce6" table:formula="of:=[.I95]/[.H95]*100" office:value-type="float" office:value="12.2827135398948">
            <text:p>1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4">
            <text:p>2004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040">
            <text:p>1040</text:p>
          </table:table-cell>
          <table:table-cell office:value-type="float" office:value="176.918060129541">
            <text:p>176,9</text:p>
          </table:table-cell>
          <table:table-cell table:style-name="ce6" table:formula="of:=[.I96]/[.H96]*100" office:value-type="float" office:value="17.0113519355328">
            <text:p>1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4">
            <text:p>2004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540">
            <text:p>1540</text:p>
          </table:table-cell>
          <table:table-cell office:value-type="float" office:value="60.8276253029822">
            <text:p>60,8</text:p>
          </table:table-cell>
          <table:table-cell table:style-name="ce6" table:formula="of:=[.I97]/[.H97]*100" office:value-type="float" office:value="3.94984579889495">
            <text:p>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6">
            <text:p>2006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200">
            <text:p>2200</text:p>
          </table:table-cell>
          <table:table-cell office:value-type="float" office:value="353.411940941446">
            <text:p>353,4</text:p>
          </table:table-cell>
          <table:table-cell table:style-name="ce6" table:formula="of:=[.I98]/[.H98]*100" office:value-type="float" office:value="16.0641791337021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910">
            <text:p>1910</text:p>
          </table:table-cell>
          <table:table-cell office:value-type="float" office:value="342.198772645373">
            <text:p>342,2</text:p>
          </table:table-cell>
          <table:table-cell table:style-name="ce6" table:formula="of:=[.I99]/[.H99]*100" office:value-type="float" office:value="17.9161661070876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650">
            <text:p>650</text:p>
          </table:table-cell>
          <table:table-cell office:value-type="float" office:value="87.1779788708135">
            <text:p>87,2</text:p>
          </table:table-cell>
          <table:table-cell table:style-name="ce6" table:formula="of:=[.I100]/[.H100]*100" office:value-type="float" office:value="13.4119967493559">
            <text:p>1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6">
            <text:p>2006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760">
            <text:p>760</text:p>
          </table:table-cell>
          <table:table-cell office:value-type="float" office:value="160.934769394311">
            <text:p>160,9</text:p>
          </table:table-cell>
          <table:table-cell table:style-name="ce6" table:formula="of:=[.I101]/[.H101]*100" office:value-type="float" office:value="21.175627551883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7">
            <text:p>2007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940">
            <text:p>1940</text:p>
          </table:table-cell>
          <table:table-cell office:value-type="float" office:value="341.760149812701">
            <text:p>341,8</text:p>
          </table:table-cell>
          <table:table-cell table:style-name="ce6" table:formula="of:=[.I102]/[.H102]*100" office:value-type="float" office:value="17.616502567665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7">
            <text:p>2007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990">
            <text:p>1990</text:p>
          </table:table-cell>
          <table:table-cell office:value-type="float" office:value="449.77772288098">
            <text:p>449,8</text:p>
          </table:table-cell>
          <table:table-cell table:style-name="ce6" table:formula="of:=[.I103]/[.H103]*100" office:value-type="float" office:value="22.6018956221598">
            <text:p>2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7">
            <text:p>2007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540">
            <text:p>540</text:p>
          </table:table-cell>
          <table:table-cell office:value-type="float" office:value="195.192212959431">
            <text:p>195,2</text:p>
          </table:table-cell>
          <table:table-cell table:style-name="ce6" table:formula="of:=[.I104]/[.H104]*100" office:value-type="float" office:value="36.1467061035983">
            <text:p>3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7">
            <text:p>2007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660">
            <text:p>660</text:p>
          </table:table-cell>
          <table:table-cell office:value-type="float" office:value="45.8257569495584">
            <text:p>45,8</text:p>
          </table:table-cell>
          <table:table-cell table:style-name="ce6" table:formula="of:=[.I105]/[.H105]*100" office:value-type="float" office:value="6.94329650750885">
            <text:p>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8">
            <text:p>2008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100">
            <text:p>1100</text:p>
          </table:table-cell>
          <table:table-cell office:value-type="float" office:value="98.488578017961">
            <text:p>98,5</text:p>
          </table:table-cell>
          <table:table-cell table:style-name="ce6" table:formula="of:=[.I106]/[.H106]*100" office:value-type="float" office:value="8.95350709254191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8">
            <text:p>2008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740">
            <text:p>2740</text:p>
          </table:table-cell>
          <table:table-cell office:value-type="float" office:value="125.299640861417">
            <text:p>125,3</text:p>
          </table:table-cell>
          <table:table-cell table:style-name="ce6" table:formula="of:=[.I107]/[.H107]*100" office:value-type="float" office:value="4.57297959348237">
            <text:p>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8">
            <text:p>2008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030">
            <text:p>1030</text:p>
          </table:table-cell>
          <table:table-cell office:value-type="float" office:value="404.474968323134">
            <text:p>404,5</text:p>
          </table:table-cell>
          <table:table-cell table:style-name="ce6" table:formula="of:=[.I108]/[.H108]*100" office:value-type="float" office:value="39.2694144003043">
            <text:p>3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8">
            <text:p>2008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740">
            <text:p>740</text:p>
          </table:table-cell>
          <table:table-cell office:value-type="float" office:value="147.309198626562">
            <text:p>147,3</text:p>
          </table:table-cell>
          <table:table-cell table:style-name="ce6" table:formula="of:=[.I109]/[.H109]*100" office:value-type="float" office:value="19.9066484630489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11">
            <text:p>2011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000">
            <text:p>2000</text:p>
          </table:table-cell>
          <table:table-cell office:value-type="float" office:value="926.012958872607">
            <text:p>926,0</text:p>
          </table:table-cell>
          <table:table-cell table:style-name="ce6" table:formula="of:=[.I110]/[.H110]*100" office:value-type="float" office:value="46.3006479436304">
            <text:p>4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11">
            <text:p>2011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210">
            <text:p>1210</text:p>
          </table:table-cell>
          <table:table-cell office:value-type="float" office:value="216.564078277077">
            <text:p>216,6</text:p>
          </table:table-cell>
          <table:table-cell table:style-name="ce6" table:formula="of:=[.I111]/[.H111]*100" office:value-type="float" office:value="17.8978577088493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11">
            <text:p>2011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590">
            <text:p>1590</text:p>
          </table:table-cell>
          <table:table-cell office:value-type="float" office:value="199.749843554382">
            <text:p>199,7</text:p>
          </table:table-cell>
          <table:table-cell table:style-name="ce6" table:formula="of:=[.I112]/[.H112]*100" office:value-type="float" office:value="12.562883242414">
            <text:p>1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11">
            <text:p>2011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100">
            <text:p>1100</text:p>
          </table:table-cell>
          <table:table-cell office:value-type="float" office:value="208.806130178211">
            <text:p>208,8</text:p>
          </table:table-cell>
          <table:table-cell table:style-name="ce6" table:formula="of:=[.I113]/[.H113]*100" office:value-type="float" office:value="18.9823754707465">
            <text:p>1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2">
            <text:p>1992</text:p>
          </table:table-cell>
          <table:table-cell office:value-type="string">
            <text:p>НГЛ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55">
            <text:p>55</text:p>
          </table:table-cell>
          <table:table-cell office:value-type="float" office:value="14.7761068395343">
            <text:p>14,8</text:p>
          </table:table-cell>
          <table:table-cell table:style-name="ce6" table:formula="of:=[.I114]/[.H114]*100" office:value-type="float" office:value="26.8656487991533">
            <text:p>2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3">
            <text:p>1993</text:p>
          </table:table-cell>
          <table:table-cell office:value-type="string">
            <text:p>НГЛ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201.666666666667">
            <text:p>202</text:p>
          </table:table-cell>
          <table:table-cell office:value-type="float" office:value="31.349286718804">
            <text:p>31,3</text:p>
          </table:table-cell>
          <table:table-cell table:style-name="ce6" table:formula="of:=[.I115]/[.H115]*100" office:value-type="float" office:value="15.5451008522995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4">
            <text:p>1994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776.666666666667">
            <text:p>777</text:p>
          </table:table-cell>
          <table:table-cell office:value-type="float" office:value="129.914501799367">
            <text:p>129,9</text:p>
          </table:table-cell>
          <table:table-cell table:style-name="ce6" table:formula="of:=[.I116]/[.H116]*100" office:value-type="float" office:value="16.7271890728799">
            <text:p>1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5">
            <text:p>1995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473.333333333333">
            <text:p>473</text:p>
          </table:table-cell>
          <table:table-cell office:value-type="float" office:value="44.8454134902457">
            <text:p>44,8</text:p>
          </table:table-cell>
          <table:table-cell table:style-name="ce6" table:formula="of:=[.I117]/[.H117]*100" office:value-type="float" office:value="9.47438313174206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6">
            <text:p>1996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336.666666666667">
            <text:p>337</text:p>
          </table:table-cell>
          <table:table-cell office:value-type="float" office:value="29.0593262902712">
            <text:p>29,1</text:p>
          </table:table-cell>
          <table:table-cell table:style-name="ce6" table:formula="of:=[.I118]/[.H118]*100" office:value-type="float" office:value="8.63148305651619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7">
            <text:p>1997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13.333333333333">
            <text:p>213</text:p>
          </table:table-cell>
          <table:table-cell office:value-type="float" office:value="14.5296631451356">
            <text:p>14,5</text:p>
          </table:table-cell>
          <table:table-cell table:style-name="ce6" table:formula="of:=[.I119]/[.H119]*100" office:value-type="float" office:value="6.81077959928232">
            <text:p>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8">
            <text:p>1998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750">
            <text:p>750</text:p>
          </table:table-cell>
          <table:table-cell office:value-type="float" office:value="15.2752523165195">
            <text:p>15,3</text:p>
          </table:table-cell>
          <table:table-cell table:style-name="ce6" table:formula="of:=[.I120]/[.H120]*100" office:value-type="float" office:value="2.03670030886927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9">
            <text:p>1999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073.33333333333">
            <text:p>2073</text:p>
          </table:table-cell>
          <table:table-cell office:value-type="float" office:value="633.333333333333">
            <text:p>633,3</text:p>
          </table:table-cell>
          <table:table-cell table:style-name="ce6" table:formula="of:=[.I121]/[.H121]*100" office:value-type="float" office:value="30.5466237942123">
            <text:p>3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0">
            <text:p>2000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913.33333333333">
            <text:p>1913</text:p>
          </table:table-cell>
          <table:table-cell office:value-type="float" office:value="86.4741451404856">
            <text:p>86,5</text:p>
          </table:table-cell>
          <table:table-cell table:style-name="ce6" table:formula="of:=[.I122]/[.H122]*100" office:value-type="float" office:value="4.5195546240672">
            <text:p>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1">
            <text:p>2001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606.66666666667">
            <text:p>2607</text:p>
          </table:table-cell>
          <table:table-cell office:value-type="float" office:value="139.562809436389">
            <text:p>139,6</text:p>
          </table:table-cell>
          <table:table-cell table:style-name="ce6" table:formula="of:=[.I123]/[.H123]*100" office:value-type="float" office:value="5.354071973263">
            <text:p>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2">
            <text:p>2002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916.66666666667">
            <text:p>1917</text:p>
          </table:table-cell>
          <table:table-cell office:value-type="float" office:value="208.99229119223">
            <text:p>209,0</text:p>
          </table:table-cell>
          <table:table-cell table:style-name="ce6" table:formula="of:=[.I124]/[.H124]*100" office:value-type="float" office:value="10.9039456274207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3">
            <text:p>2003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220">
            <text:p>2220</text:p>
          </table:table-cell>
          <table:table-cell office:value-type="float" office:value="235.442845152137">
            <text:p>235,4</text:p>
          </table:table-cell>
          <table:table-cell table:style-name="ce6" table:formula="of:=[.I125]/[.H125]*100" office:value-type="float" office:value="10.6055335654116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4">
            <text:p>2004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3330">
            <text:p>3330</text:p>
          </table:table-cell>
          <table:table-cell office:value-type="float" office:value="315.013227235514">
            <text:p>315,0</text:p>
          </table:table-cell>
          <table:table-cell table:style-name="ce6" table:formula="of:=[.I126]/[.H126]*100" office:value-type="float" office:value="9.45985667373916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5">
            <text:p>2005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623.33333333333">
            <text:p>1623</text:p>
          </table:table-cell>
          <table:table-cell office:value-type="float" office:value="161.795481326821">
            <text:p>161,8</text:p>
          </table:table-cell>
          <table:table-cell table:style-name="ce6" table:formula="of:=[.I127]/[.H127]*100" office:value-type="float" office:value="9.96686743286374">
            <text:p>1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993.333333333333">
            <text:p>993</text:p>
          </table:table-cell>
          <table:table-cell office:value-type="float" office:value="131.318104023948">
            <text:p>131,3</text:p>
          </table:table-cell>
          <table:table-cell table:style-name="ce6" table:formula="of:=[.I128]/[.H128]*100" office:value-type="float" office:value="13.2199433581156">
            <text:p>1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7">
            <text:p>2007</text:p>
          </table:table-cell>
          <table:table-cell office:value-type="string">
            <text:p>НГЛ</text:p>
          </table:table-cell>
          <table:table-cell office:value-type="float" office:value="9">
            <text:p>9</text:p>
          </table:table-cell>
          <table:table-cell office:value-type="string">
            <text:p>1/30</text:p>
          </table:table-cell>
          <table:table-cell office:value-type="float" office:value="2546.66666666667">
            <text:p>2547</text:p>
          </table:table-cell>
          <table:table-cell office:value-type="float" office:value="341.812976803268">
            <text:p>341,8</text:p>
          </table:table-cell>
          <table:table-cell table:style-name="ce6" table:formula="of:=[.I129]/[.H129]*100" office:value-type="float" office:value="13.4219755289241">
            <text:p>1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8">
            <text:p>2008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683.33333333333">
            <text:p>1683</text:p>
          </table:table-cell>
          <table:table-cell office:value-type="float" office:value="343.527453213147">
            <text:p>343,5</text:p>
          </table:table-cell>
          <table:table-cell table:style-name="ce6" table:formula="of:=[.I130]/[.H130]*100" office:value-type="float" office:value="20.4075714780088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9">
            <text:p>2009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860">
            <text:p>1860</text:p>
          </table:table-cell>
          <table:table-cell office:value-type="float" office:value="146.401275039985">
            <text:p>146,4</text:p>
          </table:table-cell>
          <table:table-cell table:style-name="ce6" table:formula="of:=[.I131]/[.H131]*100" office:value-type="float" office:value="7.87103629247231">
            <text:p>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10">
            <text:p>2010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056.66666666667">
            <text:p>2057</text:p>
          </table:table-cell>
          <table:table-cell office:value-type="float" office:value="231.540733157497">
            <text:p>231,5</text:p>
          </table:table-cell>
          <table:table-cell table:style-name="ce6" table:formula="of:=[.I132]/[.H132]*100" office:value-type="float" office:value="11.2580583382899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11">
            <text:p>2011</text:p>
          </table:table-cell>
          <table:table-cell office:value-type="string">
            <text:p>НГЛ</text:p>
          </table:table-cell>
          <table:table-cell office:value-type="float" office:value="9">
            <text:p>9</text:p>
          </table:table-cell>
          <table:table-cell office:value-type="string">
            <text:p>1/30</text:p>
          </table:table-cell>
          <table:table-cell office:value-type="float" office:value="1636.66666666667">
            <text:p>1637</text:p>
          </table:table-cell>
          <table:table-cell office:value-type="float" office:value="60.2310366653088">
            <text:p>60,2</text:p>
          </table:table-cell>
          <table:table-cell table:style-name="ce6" table:formula="of:=[.I133]/[.H133]*100" office:value-type="float" office:value="3.68010407323678">
            <text:p>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12">
            <text:p>2012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170">
            <text:p>1170</text:p>
          </table:table-cell>
          <table:table-cell office:value-type="float" office:value="23.094010767585">
            <text:p>23,1</text:p>
          </table:table-cell>
          <table:table-cell table:style-name="ce6" table:formula="of:=[.I134]/[.H134]*100" office:value-type="float" office:value="1.97384707415256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4">
            <text:p>1994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450">
            <text:p>450</text:p>
          </table:table-cell>
          <table:table-cell office:value-type="float" office:value="100">
            <text:p>100,0</text:p>
          </table:table-cell>
          <table:table-cell table:style-name="ce6" table:formula="of:=[.I135]/[.H135]*100" office:value-type="float" office:value="22.2222222222222">
            <text:p>2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5">
            <text:p>1995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490">
            <text:p>490</text:p>
          </table:table-cell>
          <table:table-cell office:value-type="float" office:value="10">
            <text:p>10,0</text:p>
          </table:table-cell>
          <table:table-cell table:style-name="ce6" table:formula="of:=[.I136]/[.H136]*100" office:value-type="float" office:value="2.04081632653061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6">
            <text:p>1996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60">
            <text:p>260</text:p>
          </table:table-cell>
          <table:table-cell office:value-type="float" office:value="130">
            <text:p>130,0</text:p>
          </table:table-cell>
          <table:table-cell table:style-name="ce6" table:formula="of:=[.I137]/[.H137]*100" office:value-type="float" office:value="50">
            <text:p>5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7">
            <text:p>1997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20">
            <text:p>220</text:p>
          </table:table-cell>
          <table:table-cell office:value-type="float" office:value="90">
            <text:p>90,0</text:p>
          </table:table-cell>
          <table:table-cell table:style-name="ce6" table:formula="of:=[.I138]/[.H138]*100" office:value-type="float" office:value="40.9090909090909">
            <text:p>4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8">
            <text:p>1998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755">
            <text:p>755</text:p>
          </table:table-cell>
          <table:table-cell office:value-type="float" office:value="185">
            <text:p>185,0</text:p>
          </table:table-cell>
          <table:table-cell table:style-name="ce6" table:formula="of:=[.I139]/[.H139]*100" office:value-type="float" office:value="24.5033112582781">
            <text:p>2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9">
            <text:p>1999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8530">
            <text:p>8530</text:p>
          </table:table-cell>
          <table:table-cell office:value-type="float" office:value="800">
            <text:p>800,0</text:p>
          </table:table-cell>
          <table:table-cell table:style-name="ce6" table:formula="of:=[.I140]/[.H140]*100" office:value-type="float" office:value="9.37866354044549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0">
            <text:p>2000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910">
            <text:p>2910</text:p>
          </table:table-cell>
          <table:table-cell office:value-type="float" office:value="440">
            <text:p>440,0</text:p>
          </table:table-cell>
          <table:table-cell table:style-name="ce6" table:formula="of:=[.I141]/[.H141]*100" office:value-type="float" office:value="15.1202749140893">
            <text:p>1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1">
            <text:p>2001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515">
            <text:p>2515</text:p>
          </table:table-cell>
          <table:table-cell office:value-type="float" office:value="295">
            <text:p>295,0</text:p>
          </table:table-cell>
          <table:table-cell table:style-name="ce6" table:formula="of:=[.I142]/[.H142]*100" office:value-type="float" office:value="11.7296222664016">
            <text:p>1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2">
            <text:p>2002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690">
            <text:p>2690</text:p>
          </table:table-cell>
          <table:table-cell office:value-type="float" office:value="570">
            <text:p>570,0</text:p>
          </table:table-cell>
          <table:table-cell table:style-name="ce6" table:formula="of:=[.I143]/[.H143]*100" office:value-type="float" office:value="21.1895910780669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3">
            <text:p>2003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930">
            <text:p>1930</text:p>
          </table:table-cell>
          <table:table-cell office:value-type="float" office:value="300">
            <text:p>300,0</text:p>
          </table:table-cell>
          <table:table-cell table:style-name="ce6" table:formula="of:=[.I144]/[.H144]*100" office:value-type="float" office:value="15.5440414507772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4">
            <text:p>2004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355">
            <text:p>2355</text:p>
          </table:table-cell>
          <table:table-cell office:value-type="float" office:value="55">
            <text:p>55,0</text:p>
          </table:table-cell>
          <table:table-cell table:style-name="ce6" table:formula="of:=[.I145]/[.H145]*100" office:value-type="float" office:value="2.33545647558386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825">
            <text:p>1825</text:p>
          </table:table-cell>
          <table:table-cell office:value-type="float" office:value="115">
            <text:p>115,0</text:p>
          </table:table-cell>
          <table:table-cell table:style-name="ce6" table:formula="of:=[.I146]/[.H146]*100" office:value-type="float" office:value="6.3013698630137">
            <text:p>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795">
            <text:p>795</text:p>
          </table:table-cell>
          <table:table-cell office:value-type="float" office:value="165">
            <text:p>165,0</text:p>
          </table:table-cell>
          <table:table-cell table:style-name="ce6" table:formula="of:=[.I147]/[.H147]*100" office:value-type="float" office:value="20.7547169811321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7">
            <text:p>2007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055">
            <text:p>1055</text:p>
          </table:table-cell>
          <table:table-cell office:value-type="float" office:value="185">
            <text:p>185,0</text:p>
          </table:table-cell>
          <table:table-cell table:style-name="ce6" table:formula="of:=[.I148]/[.H148]*100" office:value-type="float" office:value="17.5355450236967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8">
            <text:p>2008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840">
            <text:p>1840</text:p>
          </table:table-cell>
          <table:table-cell office:value-type="float" office:value="460">
            <text:p>460,0</text:p>
          </table:table-cell>
          <table:table-cell table:style-name="ce6" table:formula="of:=[.I149]/[.H149]*100" office:value-type="float" office:value="25">
            <text:p>2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9">
            <text:p>2009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745">
            <text:p>1745</text:p>
          </table:table-cell>
          <table:table-cell office:value-type="float" office:value="65">
            <text:p>65,0</text:p>
          </table:table-cell>
          <table:table-cell table:style-name="ce6" table:formula="of:=[.I150]/[.H150]*100" office:value-type="float" office:value="3.72492836676218">
            <text:p>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10">
            <text:p>2010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680">
            <text:p>1680</text:p>
          </table:table-cell>
          <table:table-cell office:value-type="float" office:value="460">
            <text:p>460,0</text:p>
          </table:table-cell>
          <table:table-cell table:style-name="ce6" table:formula="of:=[.I151]/[.H151]*100" office:value-type="float" office:value="27.3809523809524">
            <text:p>2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11">
            <text:p>2011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455">
            <text:p>1455</text:p>
          </table:table-cell>
          <table:table-cell office:value-type="float" office:value="535">
            <text:p>535,0</text:p>
          </table:table-cell>
          <table:table-cell table:style-name="ce6" table:formula="of:=[.I152]/[.H152]*100" office:value-type="float" office:value="36.7697594501718">
            <text:p>3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12">
            <text:p>2012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910">
            <text:p>910</text:p>
          </table:table-cell>
          <table:table-cell office:value-type="float" office:value="340">
            <text:p>340,0</text:p>
          </table:table-cell>
          <table:table-cell table:style-name="ce6" table:formula="of:=[.I153]/[.H153]*100" office:value-type="float" office:value="37.3626373626374">
            <text:p>3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07">
            <text:p>2007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501">
            <text:p>501</text:p>
          </table:table-cell>
          <table:table-cell office:value-type="float" office:value="88.6622805932714">
            <text:p>88,7</text:p>
          </table:table-cell>
          <table:table-cell table:style-name="ce6" table:formula="of:=[.I154]/[.H154]*100" office:value-type="float" office:value="17.6970619946649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08">
            <text:p>2008</text:p>
          </table:table-cell>
          <table:table-cell office:value-type="string">
            <text:p>ноль глубин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530">
            <text:p>1530</text:p>
          </table:table-cell>
          <table:table-cell office:value-type="float" office:value="295.008474454548">
            <text:p>295,0</text:p>
          </table:table-cell>
          <table:table-cell table:style-name="ce6" table:formula="of:=[.I155]/[.H155]*100" office:value-type="float" office:value="19.2815996375522">
            <text:p>1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09">
            <text:p>2009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813">
            <text:p>813</text:p>
          </table:table-cell>
          <table:table-cell office:value-type="float" office:value="241.141037569303">
            <text:p>241,1</text:p>
          </table:table-cell>
          <table:table-cell table:style-name="ce6" table:formula="of:=[.I156]/[.H156]*100" office:value-type="float" office:value="29.6606442274665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10">
            <text:p>2010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540">
            <text:p>540</text:p>
          </table:table-cell>
          <table:table-cell office:value-type="float" office:value="168.107108713463">
            <text:p>168,1</text:p>
          </table:table-cell>
          <table:table-cell table:style-name="ce6" table:formula="of:=[.I157]/[.H157]*100" office:value-type="float" office:value="31.1309460580487">
            <text:p>3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11">
            <text:p>2011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378">
            <text:p>378</text:p>
          </table:table-cell>
          <table:table-cell office:value-type="float" office:value="118.4229707447">
            <text:p>118,4</text:p>
          </table:table-cell>
          <table:table-cell table:style-name="ce6" table:formula="of:=[.I158]/[.H158]*100" office:value-type="float" office:value="31.3288282393386">
            <text:p>3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12">
            <text:p>2012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513">
            <text:p>513</text:p>
          </table:table-cell>
          <table:table-cell office:value-type="float" office:value="90.9340420304739">
            <text:p>90,9</text:p>
          </table:table-cell>
          <table:table-cell table:style-name="ce6" table:formula="of:=[.I159]/[.H159]*100" office:value-type="float" office:value="17.7259341190008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1">
            <text:p>2001</text:p>
          </table:table-cell>
          <table:table-cell office:value-type="string">
            <text:p>ноль глубин</text:p>
          </table:table-cell>
          <table:table-cell office:value-type="float" office:value="9">
            <text:p>9</text:p>
          </table:table-cell>
          <table:table-cell office:value-type="string">
            <text:p>1/30</text:p>
          </table:table-cell>
          <table:table-cell office:value-type="float" office:value="1256.66666666667">
            <text:p>1257</text:p>
          </table:table-cell>
          <table:table-cell office:value-type="float" office:value="174.817365015925">
            <text:p>174,8</text:p>
          </table:table-cell>
          <table:table-cell table:style-name="ce6" table:formula="of:=[.I160]/[.H160]*100" office:value-type="float" office:value="13.9111961551134">
            <text:p>1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2">
            <text:p>2002</text:p>
          </table:table-cell>
          <table:table-cell office:value-type="string">
            <text:p>ноль глубин</text:p>
          </table:table-cell>
          <table:table-cell office:value-type="float" office:value="16">
            <text:p>16</text:p>
          </table:table-cell>
          <table:table-cell office:value-type="string">
            <text:p>1/30</text:p>
          </table:table-cell>
          <table:table-cell office:value-type="float" office:value="1196.25">
            <text:p>1196</text:p>
          </table:table-cell>
          <table:table-cell office:value-type="float" office:value="212.500735292846">
            <text:p>212,5</text:p>
          </table:table-cell>
          <table:table-cell table:style-name="ce6" table:formula="of:=[.I161]/[.H161]*100" office:value-type="float" office:value="17.7639068165389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3">
            <text:p>2003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1758">
            <text:p>1758</text:p>
          </table:table-cell>
          <table:table-cell office:value-type="float" office:value="333.279805225922">
            <text:p>333,3</text:p>
          </table:table-cell>
          <table:table-cell table:style-name="ce6" table:formula="of:=[.I162]/[.H162]*100" office:value-type="float" office:value="18.9578956328738">
            <text:p>1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4">
            <text:p>2004</text:p>
          </table:table-cell>
          <table:table-cell office:value-type="string">
            <text:p>ноль глубин</text:p>
          </table:table-cell>
          <table:table-cell office:value-type="float" office:value="13">
            <text:p>13</text:p>
          </table:table-cell>
          <table:table-cell office:value-type="string">
            <text:p>1/30</text:p>
          </table:table-cell>
          <table:table-cell office:value-type="float" office:value="1913.07692307692">
            <text:p>1913</text:p>
          </table:table-cell>
          <table:table-cell office:value-type="float" office:value="575.962276871236">
            <text:p>576,0</text:p>
          </table:table-cell>
          <table:table-cell table:style-name="ce6" table:formula="of:=[.I163]/[.H163]*100" office:value-type="float" office:value="30.1065926792363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5">
            <text:p>2005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860">
            <text:p>860</text:p>
          </table:table-cell>
          <table:table-cell office:value-type="float" office:value="177.980737320483">
            <text:p>178,0</text:p>
          </table:table-cell>
          <table:table-cell table:style-name="ce6" table:formula="of:=[.I164]/[.H164]*100" office:value-type="float" office:value="20.6954345721492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6">
            <text:p>2006</text:p>
          </table:table-cell>
          <table:table-cell office:value-type="string">
            <text:p>ноль глубин</text:p>
          </table:table-cell>
          <table:table-cell office:value-type="float" office:value="12">
            <text:p>12</text:p>
          </table:table-cell>
          <table:table-cell office:value-type="string">
            <text:p>1/30</text:p>
          </table:table-cell>
          <table:table-cell office:value-type="float" office:value="842.5">
            <text:p>843</text:p>
          </table:table-cell>
          <table:table-cell office:value-type="float" office:value="203.920383305036">
            <text:p>203,9</text:p>
          </table:table-cell>
          <table:table-cell table:style-name="ce6" table:formula="of:=[.I165]/[.H165]*100" office:value-type="float" office:value="24.2041997988173">
            <text:p>2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7">
            <text:p>2007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1412">
            <text:p>1412</text:p>
          </table:table-cell>
          <table:table-cell office:value-type="float" office:value="387.834279778656">
            <text:p>387,8</text:p>
          </table:table-cell>
          <table:table-cell table:style-name="ce6" table:formula="of:=[.I166]/[.H166]*100" office:value-type="float" office:value="27.4670169814912">
            <text:p>2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8">
            <text:p>2008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1434">
            <text:p>1434</text:p>
          </table:table-cell>
          <table:table-cell office:value-type="float" office:value="333.430652460148">
            <text:p>333,4</text:p>
          </table:table-cell>
          <table:table-cell table:style-name="ce6" table:formula="of:=[.I167]/[.H167]*100" office:value-type="float" office:value="23.2517888744873">
            <text:p>2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9">
            <text:p>2009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1122">
            <text:p>1122</text:p>
          </table:table-cell>
          <table:table-cell office:value-type="float" office:value="198.454024902495">
            <text:p>198,5</text:p>
          </table:table-cell>
          <table:table-cell table:style-name="ce6" table:formula="of:=[.I168]/[.H168]*100" office:value-type="float" office:value="17.6875245011136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10">
            <text:p>2010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682">
            <text:p>682</text:p>
          </table:table-cell>
          <table:table-cell office:value-type="float" office:value="106.508215645555">
            <text:p>106,5</text:p>
          </table:table-cell>
          <table:table-cell table:style-name="ce6" table:formula="of:=[.I169]/[.H169]*100" office:value-type="float" office:value="15.6170404172368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11">
            <text:p>2011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364">
            <text:p>364</text:p>
          </table:table-cell>
          <table:table-cell office:value-type="float" office:value="151.502946694587">
            <text:p>151,5</text:p>
          </table:table-cell>
          <table:table-cell table:style-name="ce6" table:formula="of:=[.I170]/[.H170]*100" office:value-type="float" office:value="41.6216886523591">
            <text:p>4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12">
            <text:p>2012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142">
            <text:p>142</text:p>
          </table:table-cell>
          <table:table-cell office:value-type="float" office:value="39.1115620464625">
            <text:p>39,1</text:p>
          </table:table-cell>
          <table:table-cell table:style-name="ce6" table:formula="of:=[.I171]/[.H171]*100" office:value-type="float" office:value="27.5433535538468">
            <text:p>28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 table:number-rows-repeated="104840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ng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4" table:default-cell-style-name="ce7"/>
        <table:table-column table:style-name="co2" table:default-cell-style-name="Default"/>
        <table:table-row table:style-name="ro1">
          <table:table-cell office:value-type="string">
            <text:p>Море</text:p>
          </table:table-cell>
          <table:table-cell office:value-type="string">
            <text:p>Район</text:p>
          </table:table-cell>
          <table:table-cell office:value-type="string">
            <text:p>Участок</text:p>
          </table:table-cell>
          <table:table-cell office:value-type="string">
            <text:p>Дата</text:p>
          </table:table-cell>
          <table:table-cell office:value-type="string">
            <text:p>Горизонт литорали</text:p>
          </table:table-cell>
          <table:table-cell office:value-type="string">
            <text:p>Число повторностей</text:p>
          </table:table-cell>
          <table:table-cell office:value-type="string">
            <text:p>площадь побоотборника</text:p>
          </table:table-cell>
          <table:table-cell office:value-type="string">
            <text:p>Численность, экз./м$^2$</text:p>
          </table:table-cell>
          <table:table-cell office:value-type="string">
            <text:p>SEM</text:p>
          </table:table-cell>
          <table:table-cell office:value-type="string">
            <text:p>D, \%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hydrographic_datum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256.66666666667">
            <text:p>1257</text:p>
          </table:table-cell>
          <table:table-cell office:value-type="float" office:value="174.817365015925">
            <text:p>174,8</text:p>
          </table:table-cell>
          <table:table-cell table:style-name="ce6" table:formula="of:=[.I2]/[.H2]*100" office:value-type="float" office:value="13.911196155113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hydrographic_datum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196.25">
            <text:p>1196</text:p>
          </table:table-cell>
          <table:table-cell office:value-type="float" office:value="212.500735292846">
            <text:p>212,5</text:p>
          </table:table-cell>
          <table:table-cell table:style-name="ce6" table:formula="of:=[.I3]/[.H3]*100" office:value-type="float" office:value="17.7639068165389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758">
            <text:p>1758</text:p>
          </table:table-cell>
          <table:table-cell office:value-type="float" office:value="333.279805225922">
            <text:p>333,3</text:p>
          </table:table-cell>
          <table:table-cell table:style-name="ce6" table:formula="of:=[.I4]/[.H4]*100" office:value-type="float" office:value="18.9578956328738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hydrographic_datum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913.07692307692">
            <text:p>1913</text:p>
          </table:table-cell>
          <table:table-cell office:value-type="float" office:value="575.962276871236">
            <text:p>576,0</text:p>
          </table:table-cell>
          <table:table-cell table:style-name="ce6" table:formula="of:=[.I5]/[.H5]*100" office:value-type="float" office:value="30.1065926792363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60">
            <text:p>860</text:p>
          </table:table-cell>
          <table:table-cell office:value-type="float" office:value="177.980737320483">
            <text:p>178,0</text:p>
          </table:table-cell>
          <table:table-cell table:style-name="ce6" table:formula="of:=[.I6]/[.H6]*100" office:value-type="float" office:value="20.6954345721492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hydrographic_datum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842.5">
            <text:p>843</text:p>
          </table:table-cell>
          <table:table-cell office:value-type="float" office:value="203.920383305036">
            <text:p>203,9</text:p>
          </table:table-cell>
          <table:table-cell table:style-name="ce6" table:formula="of:=[.I7]/[.H7]*100" office:value-type="float" office:value="24.2041997988173">
            <text:p>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412">
            <text:p>1412</text:p>
          </table:table-cell>
          <table:table-cell office:value-type="float" office:value="387.834279778656">
            <text:p>387,8</text:p>
          </table:table-cell>
          <table:table-cell table:style-name="ce6" table:formula="of:=[.I8]/[.H8]*100" office:value-type="float" office:value="27.4670169814912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434">
            <text:p>1434</text:p>
          </table:table-cell>
          <table:table-cell office:value-type="float" office:value="333.430652460148">
            <text:p>333,4</text:p>
          </table:table-cell>
          <table:table-cell table:style-name="ce6" table:formula="of:=[.I9]/[.H9]*100" office:value-type="float" office:value="23.2517888744873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122">
            <text:p>1122</text:p>
          </table:table-cell>
          <table:table-cell office:value-type="float" office:value="198.454024902495">
            <text:p>198,5</text:p>
          </table:table-cell>
          <table:table-cell table:style-name="ce6" table:formula="of:=[.I10]/[.H10]*100" office:value-type="float" office:value="17.6875245011136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82">
            <text:p>682</text:p>
          </table:table-cell>
          <table:table-cell office:value-type="float" office:value="106.508215645555">
            <text:p>106,5</text:p>
          </table:table-cell>
          <table:table-cell table:style-name="ce6" table:formula="of:=[.I11]/[.H11]*100" office:value-type="float" office:value="15.6170404172368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64">
            <text:p>364</text:p>
          </table:table-cell>
          <table:table-cell office:value-type="float" office:value="151.502946694587">
            <text:p>151,5</text:p>
          </table:table-cell>
          <table:table-cell table:style-name="ce6" table:formula="of:=[.I12]/[.H12]*100" office:value-type="float" office:value="41.6216886523591">
            <text:p>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42">
            <text:p>142</text:p>
          </table:table-cell>
          <table:table-cell office:value-type="float" office:value="39.1115620464625">
            <text:p>39,1</text:p>
          </table:table-cell>
          <table:table-cell table:style-name="ce6" table:formula="of:=[.I13]/[.H13]*100" office:value-type="float" office:value="27.5433535538468">
            <text:p>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01">
            <text:p>501</text:p>
          </table:table-cell>
          <table:table-cell office:value-type="float" office:value="88.6622805932714">
            <text:p>88,7</text:p>
          </table:table-cell>
          <table:table-cell table:style-name="ce6" table:formula="of:=[.I14]/[.H14]*100" office:value-type="float" office:value="17.6970619946649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hydrographic_datum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30">
            <text:p>1530</text:p>
          </table:table-cell>
          <table:table-cell office:value-type="float" office:value="295.008474454548">
            <text:p>295,0</text:p>
          </table:table-cell>
          <table:table-cell table:style-name="ce6" table:formula="of:=[.I15]/[.H15]*100" office:value-type="float" office:value="19.2815996375522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13">
            <text:p>813</text:p>
          </table:table-cell>
          <table:table-cell office:value-type="float" office:value="241.141037569303">
            <text:p>241,1</text:p>
          </table:table-cell>
          <table:table-cell table:style-name="ce6" table:formula="of:=[.I16]/[.H16]*100" office:value-type="float" office:value="29.6606442274665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office:value-type="float" office:value="168.107108713463">
            <text:p>168,1</text:p>
          </table:table-cell>
          <table:table-cell table:style-name="ce6" table:formula="of:=[.I17]/[.H17]*100" office:value-type="float" office:value="31.1309460580487">
            <text:p>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78">
            <text:p>378</text:p>
          </table:table-cell>
          <table:table-cell office:value-type="float" office:value="118.4229707447">
            <text:p>118,4</text:p>
          </table:table-cell>
          <table:table-cell table:style-name="ce6" table:formula="of:=[.I18]/[.H18]*100" office:value-type="float" office:value="31.3288282393386">
            <text:p>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13">
            <text:p>513</text:p>
          </table:table-cell>
          <table:table-cell office:value-type="float" office:value="90.9340420304739">
            <text:p>90,9</text:p>
          </table:table-cell>
          <table:table-cell table:style-name="ce6" table:formula="of:=[.I19]/[.H19]*100" office:value-type="float" office:value="17.725934119000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float" office:value="100">
            <text:p>100,0</text:p>
          </table:table-cell>
          <table:table-cell table:style-name="ce6" table:formula="of:=[.I20]/[.H20]*100" office:value-type="float" office:value="22.2222222222222">
            <text:p>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90">
            <text:p>490</text:p>
          </table:table-cell>
          <table:table-cell office:value-type="float" office:value="10">
            <text:p>10,0</text:p>
          </table:table-cell>
          <table:table-cell table:style-name="ce6" table:formula="of:=[.I21]/[.H21]*100" office:value-type="float" office:value="2.04081632653061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0">
            <text:p>260</text:p>
          </table:table-cell>
          <table:table-cell office:value-type="float" office:value="130">
            <text:p>130,0</text:p>
          </table:table-cell>
          <table:table-cell table:style-name="ce6" table:formula="of:=[.I22]/[.H22]*100" office:value-type="float" office:value="50">
            <text:p>5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office:value-type="float" office:value="90">
            <text:p>90,0</text:p>
          </table:table-cell>
          <table:table-cell table:style-name="ce6" table:formula="of:=[.I23]/[.H23]*100" office:value-type="float" office:value="40.9090909090909">
            <text:p>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55">
            <text:p>755</text:p>
          </table:table-cell>
          <table:table-cell office:value-type="float" office:value="185">
            <text:p>185,0</text:p>
          </table:table-cell>
          <table:table-cell table:style-name="ce6" table:formula="of:=[.I24]/[.H24]*100" office:value-type="float" office:value="24.5033112582781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530">
            <text:p>8530</text:p>
          </table:table-cell>
          <table:table-cell office:value-type="float" office:value="800">
            <text:p>800,0</text:p>
          </table:table-cell>
          <table:table-cell table:style-name="ce6" table:formula="of:=[.I25]/[.H25]*100" office:value-type="float" office:value="9.3786635404454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10">
            <text:p>2910</text:p>
          </table:table-cell>
          <table:table-cell office:value-type="float" office:value="440">
            <text:p>440,0</text:p>
          </table:table-cell>
          <table:table-cell table:style-name="ce6" table:formula="of:=[.I26]/[.H26]*100" office:value-type="float" office:value="15.1202749140893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15">
            <text:p>2515</text:p>
          </table:table-cell>
          <table:table-cell office:value-type="float" office:value="295">
            <text:p>295,0</text:p>
          </table:table-cell>
          <table:table-cell table:style-name="ce6" table:formula="of:=[.I27]/[.H27]*100" office:value-type="float" office:value="11.7296222664016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90">
            <text:p>2690</text:p>
          </table:table-cell>
          <table:table-cell office:value-type="float" office:value="570">
            <text:p>570,0</text:p>
          </table:table-cell>
          <table:table-cell table:style-name="ce6" table:formula="of:=[.I28]/[.H28]*100" office:value-type="float" office:value="21.1895910780669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30">
            <text:p>1930</text:p>
          </table:table-cell>
          <table:table-cell office:value-type="float" office:value="300">
            <text:p>300,0</text:p>
          </table:table-cell>
          <table:table-cell table:style-name="ce6" table:formula="of:=[.I29]/[.H29]*100" office:value-type="float" office:value="15.5440414507772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355">
            <text:p>2355</text:p>
          </table:table-cell>
          <table:table-cell office:value-type="float" office:value="55">
            <text:p>55,0</text:p>
          </table:table-cell>
          <table:table-cell table:style-name="ce6" table:formula="of:=[.I30]/[.H30]*100" office:value-type="float" office:value="2.33545647558386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25">
            <text:p>1825</text:p>
          </table:table-cell>
          <table:table-cell office:value-type="float" office:value="115">
            <text:p>115,0</text:p>
          </table:table-cell>
          <table:table-cell table:style-name="ce6" table:formula="of:=[.I31]/[.H31]*100" office:value-type="float" office:value="6.3013698630137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95">
            <text:p>795</text:p>
          </table:table-cell>
          <table:table-cell office:value-type="float" office:value="165">
            <text:p>165,0</text:p>
          </table:table-cell>
          <table:table-cell table:style-name="ce6" table:formula="of:=[.I32]/[.H32]*100" office:value-type="float" office:value="20.7547169811321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55">
            <text:p>1055</text:p>
          </table:table-cell>
          <table:table-cell office:value-type="float" office:value="185">
            <text:p>185,0</text:p>
          </table:table-cell>
          <table:table-cell table:style-name="ce6" table:formula="of:=[.I33]/[.H33]*100" office:value-type="float" office:value="17.5355450236967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40">
            <text:p>1840</text:p>
          </table:table-cell>
          <table:table-cell office:value-type="float" office:value="460">
            <text:p>460,0</text:p>
          </table:table-cell>
          <table:table-cell table:style-name="ce6" table:formula="of:=[.I34]/[.H34]*100"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45">
            <text:p>1745</text:p>
          </table:table-cell>
          <table:table-cell office:value-type="float" office:value="65">
            <text:p>65,0</text:p>
          </table:table-cell>
          <table:table-cell table:style-name="ce6" table:formula="of:=[.I35]/[.H35]*100" office:value-type="float" office:value="3.72492836676218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80">
            <text:p>1680</text:p>
          </table:table-cell>
          <table:table-cell office:value-type="float" office:value="460">
            <text:p>460,0</text:p>
          </table:table-cell>
          <table:table-cell table:style-name="ce6" table:formula="of:=[.I36]/[.H36]*100" office:value-type="float" office:value="27.3809523809524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55">
            <text:p>1455</text:p>
          </table:table-cell>
          <table:table-cell office:value-type="float" office:value="535">
            <text:p>535,0</text:p>
          </table:table-cell>
          <table:table-cell table:style-name="ce6" table:formula="of:=[.I37]/[.H37]*100" office:value-type="float" office:value="36.7697594501718">
            <text:p>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10">
            <text:p>910</text:p>
          </table:table-cell>
          <table:table-cell office:value-type="float" office:value="340">
            <text:p>340,0</text:p>
          </table:table-cell>
          <table:table-cell table:style-name="ce6" table:formula="of:=[.I38]/[.H38]*100" office:value-type="float" office:value="37.3626373626374">
            <text:p>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4.7761068395343">
            <text:p>14,8</text:p>
          </table:table-cell>
          <table:table-cell table:style-name="ce6" table:formula="of:=[.I39]/[.H39]*100" office:value-type="float" office:value="26.8656487991533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01.666666666667">
            <text:p>202</text:p>
          </table:table-cell>
          <table:table-cell office:value-type="float" office:value="31.349286718804">
            <text:p>31,3</text:p>
          </table:table-cell>
          <table:table-cell table:style-name="ce6" table:formula="of:=[.I40]/[.H40]*100" office:value-type="float" office:value="15.5451008522995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76.666666666667">
            <text:p>777</text:p>
          </table:table-cell>
          <table:table-cell office:value-type="float" office:value="129.914501799367">
            <text:p>129,9</text:p>
          </table:table-cell>
          <table:table-cell table:style-name="ce6" table:formula="of:=[.I41]/[.H41]*100" office:value-type="float" office:value="16.7271890728799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73.333333333333">
            <text:p>473</text:p>
          </table:table-cell>
          <table:table-cell office:value-type="float" office:value="44.8454134902457">
            <text:p>44,8</text:p>
          </table:table-cell>
          <table:table-cell table:style-name="ce6" table:formula="of:=[.I42]/[.H42]*100" office:value-type="float" office:value="9.47438313174206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36.666666666667">
            <text:p>337</text:p>
          </table:table-cell>
          <table:table-cell office:value-type="float" office:value="29.0593262902712">
            <text:p>29,1</text:p>
          </table:table-cell>
          <table:table-cell table:style-name="ce6" table:formula="of:=[.I43]/[.H43]*100" office:value-type="float" office:value="8.6314830565161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3.333333333333">
            <text:p>213</text:p>
          </table:table-cell>
          <table:table-cell office:value-type="float" office:value="14.5296631451356">
            <text:p>14,5</text:p>
          </table:table-cell>
          <table:table-cell table:style-name="ce6" table:formula="of:=[.I44]/[.H44]*100" office:value-type="float" office:value="6.81077959928232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office:value-type="float" office:value="15.2752523165195">
            <text:p>15,3</text:p>
          </table:table-cell>
          <table:table-cell table:style-name="ce6" table:formula="of:=[.I45]/[.H45]*100" office:value-type="float" office:value="2.03670030886927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73.33333333333">
            <text:p>2073</text:p>
          </table:table-cell>
          <table:table-cell office:value-type="float" office:value="633.333333333333">
            <text:p>633,3</text:p>
          </table:table-cell>
          <table:table-cell table:style-name="ce6" table:formula="of:=[.I46]/[.H46]*100" office:value-type="float" office:value="30.5466237942123">
            <text:p>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13.33333333333">
            <text:p>1913</text:p>
          </table:table-cell>
          <table:table-cell office:value-type="float" office:value="86.4741451404856">
            <text:p>86,5</text:p>
          </table:table-cell>
          <table:table-cell table:style-name="ce6" table:formula="of:=[.I47]/[.H47]*100" office:value-type="float" office:value="4.5195546240672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606.66666666667">
            <text:p>2607</text:p>
          </table:table-cell>
          <table:table-cell office:value-type="float" office:value="139.562809436389">
            <text:p>139,6</text:p>
          </table:table-cell>
          <table:table-cell table:style-name="ce6" table:formula="of:=[.I48]/[.H48]*100" office:value-type="float" office:value="5.354071973263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16.66666666667">
            <text:p>1917</text:p>
          </table:table-cell>
          <table:table-cell office:value-type="float" office:value="208.99229119223">
            <text:p>209,0</text:p>
          </table:table-cell>
          <table:table-cell table:style-name="ce6" table:formula="of:=[.I49]/[.H49]*100" office:value-type="float" office:value="10.9039456274207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20">
            <text:p>2220</text:p>
          </table:table-cell>
          <table:table-cell office:value-type="float" office:value="235.442845152137">
            <text:p>235,4</text:p>
          </table:table-cell>
          <table:table-cell table:style-name="ce6" table:formula="of:=[.I50]/[.H50]*100" office:value-type="float" office:value="10.6055335654116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330">
            <text:p>3330</text:p>
          </table:table-cell>
          <table:table-cell office:value-type="float" office:value="315.013227235514">
            <text:p>315,0</text:p>
          </table:table-cell>
          <table:table-cell table:style-name="ce6" table:formula="of:=[.I51]/[.H51]*100" office:value-type="float" office:value="9.45985667373916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23.33333333333">
            <text:p>1623</text:p>
          </table:table-cell>
          <table:table-cell office:value-type="float" office:value="161.795481326821">
            <text:p>161,8</text:p>
          </table:table-cell>
          <table:table-cell table:style-name="ce6" table:formula="of:=[.I52]/[.H52]*100" office:value-type="float" office:value="9.96686743286374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93.333333333333">
            <text:p>993</text:p>
          </table:table-cell>
          <table:table-cell office:value-type="float" office:value="131.318104023948">
            <text:p>131,3</text:p>
          </table:table-cell>
          <table:table-cell table:style-name="ce6" table:formula="of:=[.I53]/[.H53]*100" office:value-type="float" office:value="13.2199433581156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2546.66666666667">
            <text:p>2547</text:p>
          </table:table-cell>
          <table:table-cell office:value-type="float" office:value="341.812976803268">
            <text:p>341,8</text:p>
          </table:table-cell>
          <table:table-cell table:style-name="ce6" table:formula="of:=[.I54]/[.H54]*100" office:value-type="float" office:value="13.4219755289241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83.33333333333">
            <text:p>1683</text:p>
          </table:table-cell>
          <table:table-cell office:value-type="float" office:value="343.527453213147">
            <text:p>343,5</text:p>
          </table:table-cell>
          <table:table-cell table:style-name="ce6" table:formula="of:=[.I55]/[.H55]*100" office:value-type="float" office:value="20.4075714780088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60">
            <text:p>1860</text:p>
          </table:table-cell>
          <table:table-cell office:value-type="float" office:value="146.401275039985">
            <text:p>146,4</text:p>
          </table:table-cell>
          <table:table-cell table:style-name="ce6" table:formula="of:=[.I56]/[.H56]*100" office:value-type="float" office:value="7.87103629247231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56.66666666667">
            <text:p>2057</text:p>
          </table:table-cell>
          <table:table-cell office:value-type="float" office:value="231.540733157497">
            <text:p>231,5</text:p>
          </table:table-cell>
          <table:table-cell table:style-name="ce6" table:formula="of:=[.I57]/[.H57]*100" office:value-type="float" office:value="11.2580583382899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636.66666666667">
            <text:p>1637</text:p>
          </table:table-cell>
          <table:table-cell office:value-type="float" office:value="60.2310366653088">
            <text:p>60,2</text:p>
          </table:table-cell>
          <table:table-cell table:style-name="ce6" table:formula="of:=[.I58]/[.H58]*100" office:value-type="float" office:value="3.68010407323678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70">
            <text:p>1170</text:p>
          </table:table-cell>
          <table:table-cell office:value-type="float" office:value="23.094010767585">
            <text:p>23,1</text:p>
          </table:table-cell>
          <table:table-cell table:style-name="ce6" table:formula="of:=[.I59]/[.H59]*100" office:value-type="float" office:value="1.97384707415256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94.2857142857143">
            <text:p>94</text:p>
          </table:table-cell>
          <table:table-cell office:value-type="float" office:value="35.5137225561602">
            <text:p>35,5</text:p>
          </table:table-cell>
          <table:table-cell table:style-name="ce6" table:formula="of:=[.I60]/[.H60]*100" office:value-type="float" office:value="37.6660693777456">
            <text:p>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12.5">
            <text:p>413</text:p>
          </table:table-cell>
          <table:table-cell office:value-type="float" office:value="127.5">
            <text:p>127,5</text:p>
          </table:table-cell>
          <table:table-cell table:style-name="ce6" table:formula="of:=[.I61]/[.H61]*100" office:value-type="float" office:value="30.9090909090909">
            <text:p>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62">
            <text:p>462</text:p>
          </table:table-cell>
          <table:table-cell office:value-type="float" office:value="179.147983522003">
            <text:p>179,1</text:p>
          </table:table-cell>
          <table:table-cell table:style-name="ce6" table:formula="of:=[.I62]/[.H62]*100" office:value-type="float" office:value="38.7766198099574">
            <text:p>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907.5">
            <text:p>908</text:p>
          </table:table-cell>
          <table:table-cell office:value-type="float" office:value="222.275167303952">
            <text:p>222,3</text:p>
          </table:table-cell>
          <table:table-cell table:style-name="ce6" table:formula="of:=[.I63]/[.H63]*100" office:value-type="float" office:value="24.4931313833556">
            <text:p>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97.5">
            <text:p>698</text:p>
          </table:table-cell>
          <table:table-cell office:value-type="float" office:value="257.01410467132">
            <text:p>257,0</text:p>
          </table:table-cell>
          <table:table-cell table:style-name="ce6" table:formula="of:=[.I64]/[.H64]*100" office:value-type="float" office:value="36.8479003113004">
            <text:p>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20">
            <text:p>620</text:p>
          </table:table-cell>
          <table:table-cell office:value-type="float" office:value="130">
            <text:p>130,0</text:p>
          </table:table-cell>
          <table:table-cell table:style-name="ce6" table:formula="of:=[.I65]/[.H65]*100" office:value-type="float" office:value="20.9677419354839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130">
            <text:p>2130</text:p>
          </table:table-cell>
          <table:table-cell office:value-type="float" office:value="623.899030292563">
            <text:p>623,9</text:p>
          </table:table-cell>
          <table:table-cell table:style-name="ce6" table:formula="of:=[.I66]/[.H66]*100" office:value-type="float" office:value="29.2910342860358">
            <text:p>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240">
            <text:p>7240</text:p>
          </table:table-cell>
          <table:table-cell office:value-type="float" office:value="5833.70379776005">
            <text:p>5833,7</text:p>
          </table:table-cell>
          <table:table-cell table:style-name="ce6" table:formula="of:=[.I67]/[.H67]*100" office:value-type="float" office:value="80.576019306078">
            <text:p>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640">
            <text:p>2640</text:p>
          </table:table-cell>
          <table:table-cell office:value-type="float" office:value="870">
            <text:p>870,0</text:p>
          </table:table-cell>
          <table:table-cell table:style-name="ce6" table:formula="of:=[.I68]/[.H68]*100" office:value-type="float" office:value="32.9545454545455">
            <text:p>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60">
            <text:p>1360</text:p>
          </table:table-cell>
          <table:table-cell office:value-type="float" office:value="401.497197997695">
            <text:p>401,5</text:p>
          </table:table-cell>
          <table:table-cell table:style-name="ce6" table:formula="of:=[.I69]/[.H69]*100" office:value-type="float" office:value="29.5218527939482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800">
            <text:p>2800</text:p>
          </table:table-cell>
          <table:table-cell office:value-type="float" office:value="1066.63020771025">
            <text:p>1066,6</text:p>
          </table:table-cell>
          <table:table-cell table:style-name="ce6" table:formula="of:=[.I70]/[.H70]*100" office:value-type="float" office:value="38.0939359896518">
            <text:p>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5.6417109729742">
            <text:p>55,6</text:p>
          </table:table-cell>
          <table:table-cell table:style-name="ce6" table:formula="of:=[.I71]/[.H71]*100" office:value-type="float" office:value="48.8085183973458">
            <text:p>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36">
            <text:p>336</text:p>
          </table:table-cell>
          <table:table-cell office:value-type="float" office:value="120.896650077659">
            <text:p>120,9</text:p>
          </table:table-cell>
          <table:table-cell table:style-name="ce6" table:formula="of:=[.I72]/[.H72]*100" office:value-type="float" office:value="35.9811458564461">
            <text:p>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45">
            <text:p>745</text:p>
          </table:table-cell>
          <table:table-cell office:value-type="float" office:value="220.646776545682">
            <text:p>220,6</text:p>
          </table:table-cell>
          <table:table-cell table:style-name="ce6" table:formula="of:=[.I73]/[.H73]*100" office:value-type="float" office:value="29.6170169859976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34">
            <text:p>1134</text:p>
          </table:table-cell>
          <table:table-cell office:value-type="float" office:value="269.733201515868">
            <text:p>269,7</text:p>
          </table:table-cell>
          <table:table-cell table:style-name="ce6" table:formula="of:=[.I74]/[.H74]*100" office:value-type="float" office:value="23.7859966063376">
            <text:p>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70">
            <text:p>770</text:p>
          </table:table-cell>
          <table:table-cell office:value-type="float" office:value="214.895323355349">
            <text:p>214,9</text:p>
          </table:table-cell>
          <table:table-cell table:style-name="ce6" table:formula="of:=[.I75]/[.H75]*100" office:value-type="float" office:value="27.9084835526427">
            <text:p>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20">
            <text:p>720</text:p>
          </table:table-cell>
          <table:table-cell office:value-type="float" office:value="265.631323454144">
            <text:p>265,6</text:p>
          </table:table-cell>
          <table:table-cell table:style-name="ce6" table:formula="of:=[.I76]/[.H76]*100" office:value-type="float" office:value="36.8932393686311">
            <text:p>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750">
            <text:p>2750</text:p>
          </table:table-cell>
          <table:table-cell office:value-type="float" office:value="820.036584549738">
            <text:p>820,0</text:p>
          </table:table-cell>
          <table:table-cell table:style-name="ce6" table:formula="of:=[.I77]/[.H77]*100" office:value-type="float" office:value="29.819512165445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895">
            <text:p>3895</text:p>
          </table:table-cell>
          <table:table-cell office:value-type="float" office:value="1354.64571013974">
            <text:p>1354,6</text:p>
          </table:table-cell>
          <table:table-cell table:style-name="ce6" table:formula="of:=[.I78]/[.H78]*100" office:value-type="float" office:value="34.7790939702116">
            <text:p>3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760">
            <text:p>2760</text:p>
          </table:table-cell>
          <table:table-cell office:value-type="float" office:value="373.095162123553">
            <text:p>373,1</text:p>
          </table:table-cell>
          <table:table-cell table:style-name="ce6" table:formula="of:=[.I79]/[.H79]*100" office:value-type="float" office:value="13.5179406566505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250">
            <text:p>3250</text:p>
          </table:table-cell>
          <table:table-cell office:value-type="float" office:value="337.786915081091">
            <text:p>337,8</text:p>
          </table:table-cell>
          <table:table-cell table:style-name="ce6" table:formula="of:=[.I80]/[.H80]*100" office:value-type="float" office:value="10.3934435409566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090">
            <text:p>3090</text:p>
          </table:table-cell>
          <table:table-cell office:value-type="float" office:value="889.016310311571">
            <text:p>889,0</text:p>
          </table:table-cell>
          <table:table-cell table:style-name="ce6" table:formula="of:=[.I81]/[.H81]*100" office:value-type="float" office:value="28.7707543790152">
            <text:p>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22">
            <text:p>222</text:p>
          </table:table-cell>
          <table:table-cell office:value-type="float" office:value="103.315052146335">
            <text:p>103,3</text:p>
          </table:table-cell>
          <table:table-cell table:style-name="ce6" table:formula="of:=[.I82]/[.H82]*100" office:value-type="float" office:value="46.5383117776284">
            <text:p>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05">
            <text:p>405</text:p>
          </table:table-cell>
          <table:table-cell office:value-type="float" office:value="80.0312438988674">
            <text:p>80,0</text:p>
          </table:table-cell>
          <table:table-cell table:style-name="ce6" table:formula="of:=[.I83]/[.H83]*100" office:value-type="float" office:value="19.7608009626833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65">
            <text:p>765</text:p>
          </table:table-cell>
          <table:table-cell office:value-type="float" office:value="112.716458425556">
            <text:p>112,7</text:p>
          </table:table-cell>
          <table:table-cell table:style-name="ce6" table:formula="of:=[.I84]/[.H84]*100" office:value-type="float" office:value="14.7341775719681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660">
            <text:p>660</text:p>
          </table:table-cell>
          <table:table-cell office:value-type="float" office:value="117.728501222092">
            <text:p>117,7</text:p>
          </table:table-cell>
          <table:table-cell table:style-name="ce6" table:formula="of:=[.I85]/[.H85]*100" office:value-type="float" office:value="17.837651700317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45">
            <text:p>645</text:p>
          </table:table-cell>
          <table:table-cell office:value-type="float" office:value="71.9374728496908">
            <text:p>71,9</text:p>
          </table:table-cell>
          <table:table-cell table:style-name="ce6" table:formula="of:=[.I86]/[.H86]*100" office:value-type="float" office:value="11.1530965658435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702">
            <text:p>702</text:p>
          </table:table-cell>
          <table:table-cell office:value-type="float" office:value="70.7389567353096">
            <text:p>70,7</text:p>
          </table:table-cell>
          <table:table-cell table:style-name="ce6" table:formula="of:=[.I87]/[.H87]*100" office:value-type="float" office:value="10.0767744637193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424">
            <text:p>2424</text:p>
          </table:table-cell>
          <table:table-cell office:value-type="float" office:value="437.053772435384">
            <text:p>437,1</text:p>
          </table:table-cell>
          <table:table-cell table:style-name="ce6" table:formula="of:=[.I88]/[.H88]*100" office:value-type="float" office:value="18.0302711400736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405">
            <text:p>2405</text:p>
          </table:table-cell>
          <table:table-cell office:value-type="float" office:value="498.843662884475">
            <text:p>498,8</text:p>
          </table:table-cell>
          <table:table-cell table:style-name="ce6" table:formula="of:=[.I89]/[.H89]*100" office:value-type="float" office:value="20.7419402446767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562">
            <text:p>2562</text:p>
          </table:table-cell>
          <table:table-cell office:value-type="float" office:value="721.036753570856">
            <text:p>721,0</text:p>
          </table:table-cell>
          <table:table-cell table:style-name="ce6" table:formula="of:=[.I90]/[.H90]*100" office:value-type="float" office:value="28.1435110683394">
            <text:p>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497.5">
            <text:p>2498</text:p>
          </table:table-cell>
          <table:table-cell office:value-type="float" office:value="952.57873690315">
            <text:p>952,6</text:p>
          </table:table-cell>
          <table:table-cell table:style-name="ce6" table:formula="of:=[.I91]/[.H91]*100" office:value-type="float" office:value="38.1412907668929">
            <text:p>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818">
            <text:p>1818</text:p>
          </table:table-cell>
          <table:table-cell office:value-type="float" office:value="302.628485110044">
            <text:p>302,6</text:p>
          </table:table-cell>
          <table:table-cell table:style-name="ce6" table:formula="of:=[.I92]/[.H92]*100" office:value-type="float" office:value="16.6462313041828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60">
            <text:p>560</text:p>
          </table:table-cell>
          <table:table-cell office:value-type="float" office:value="457.055795281058">
            <text:p>457,1</text:p>
          </table:table-cell>
          <table:table-cell table:style-name="ce6" table:formula="of:=[.I93]/[.H93]*100" office:value-type="float" office:value="81.6171063001889">
            <text:p>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54">
            <text:p>354</text:p>
          </table:table-cell>
          <table:table-cell office:value-type="float" office:value="77.3045923603508">
            <text:p>77,3</text:p>
          </table:table-cell>
          <table:table-cell table:style-name="ce6" table:formula="of:=[.I94]/[.H94]*100" office:value-type="float" office:value="21.8374554690256">
            <text:p>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30">
            <text:p>930</text:p>
          </table:table-cell>
          <table:table-cell office:value-type="float" office:value="170.58722109232">
            <text:p>170,6</text:p>
          </table:table-cell>
          <table:table-cell table:style-name="ce6" table:formula="of:=[.I95]/[.H95]*100" office:value-type="float" office:value="18.342711945410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685">
            <text:p>685</text:p>
          </table:table-cell>
          <table:table-cell office:value-type="float" office:value="154.806330619907">
            <text:p>154,8</text:p>
          </table:table-cell>
          <table:table-cell table:style-name="ce6" table:formula="of:=[.I96]/[.H96]*100" office:value-type="float" office:value="22.599464324074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870">
            <text:p>870</text:p>
          </table:table-cell>
          <table:table-cell office:value-type="float" office:value="68.847657912234">
            <text:p>68,8</text:p>
          </table:table-cell>
          <table:table-cell table:style-name="ce6" table:formula="of:=[.I97]/[.H97]*100" office:value-type="float" office:value="7.91352389795793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880">
            <text:p>880</text:p>
          </table:table-cell>
          <table:table-cell office:value-type="float" office:value="96.9535971483266">
            <text:p>97,0</text:p>
          </table:table-cell>
          <table:table-cell table:style-name="ce6" table:formula="of:=[.I98]/[.H98]*100" office:value-type="float" office:value="11.0174542214007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82">
            <text:p>1182</text:p>
          </table:table-cell>
          <table:table-cell office:value-type="float" office:value="238.985355199853">
            <text:p>239,0</text:p>
          </table:table-cell>
          <table:table-cell table:style-name="ce6" table:formula="of:=[.I99]/[.H99]*100" office:value-type="float" office:value="20.2187271742684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328">
            <text:p>2328</text:p>
          </table:table-cell>
          <table:table-cell office:value-type="float" office:value="623.798044241884">
            <text:p>623,8</text:p>
          </table:table-cell>
          <table:table-cell table:style-name="ce6" table:formula="of:=[.I100]/[.H100]*100" office:value-type="float" office:value="26.7954486358198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17.5">
            <text:p>2018</text:p>
          </table:table-cell>
          <table:table-cell office:value-type="float" office:value="394.279406005437">
            <text:p>394,3</text:p>
          </table:table-cell>
          <table:table-cell table:style-name="ce6" table:formula="of:=[.I101]/[.H101]*100" office:value-type="float" office:value="19.5429693187329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10">
            <text:p>810</text:p>
          </table:table-cell>
          <table:table-cell office:value-type="float" office:value="240">
            <text:p>240,0</text:p>
          </table:table-cell>
          <table:table-cell table:style-name="ce6" table:formula="of:=[.I102]/[.H102]*100" office:value-type="float" office:value="29.6296296296296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72.8571428571429">
            <text:p>73</text:p>
          </table:table-cell>
          <table:table-cell office:value-type="float" office:value="23.6758150374401">
            <text:p>23,7</text:p>
          </table:table-cell>
          <table:table-cell table:style-name="ce6" table:formula="of:=[.I103]/[.H103]*100" office:value-type="float" office:value="32.496216718055">
            <text:p>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3.333333333333">
            <text:p>143</text:p>
          </table:table-cell>
          <table:table-cell office:value-type="float" office:value="29.0593262902712">
            <text:p>29,1</text:p>
          </table:table-cell>
          <table:table-cell table:style-name="ce6" table:formula="of:=[.I104]/[.H104]*100" office:value-type="float" office:value="20.2739485746079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620">
            <text:p>2620</text:p>
          </table:table-cell>
          <table:table-cell office:value-type="float" office:value="219.317121994613">
            <text:p>219,3</text:p>
          </table:table-cell>
          <table:table-cell table:style-name="ce6" table:formula="of:=[.I105]/[.H105]*100" office:value-type="float" office:value="8.37088251887836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200">
            <text:p>2200</text:p>
          </table:table-cell>
          <table:table-cell office:value-type="float" office:value="353.411940941446">
            <text:p>353,4</text:p>
          </table:table-cell>
          <table:table-cell table:style-name="ce6" table:formula="of:=[.I106]/[.H106]*100" office:value-type="float" office:value="16.0641791337021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940">
            <text:p>1940</text:p>
          </table:table-cell>
          <table:table-cell office:value-type="float" office:value="341.760149812701">
            <text:p>341,8</text:p>
          </table:table-cell>
          <table:table-cell table:style-name="ce6" table:formula="of:=[.I107]/[.H107]*100" office:value-type="float" office:value="17.616502567665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100">
            <text:p>1100</text:p>
          </table:table-cell>
          <table:table-cell office:value-type="float" office:value="98.488578017961">
            <text:p>98,5</text:p>
          </table:table-cell>
          <table:table-cell table:style-name="ce6" table:formula="of:=[.I108]/[.H108]*100" office:value-type="float" office:value="8.95350709254191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926.012958872607">
            <text:p>926,0</text:p>
          </table:table-cell>
          <table:table-cell table:style-name="ce6" table:formula="of:=[.I109]/[.H109]*100" office:value-type="float" office:value="46.3006479436304">
            <text:p>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9.69535971483266">
            <text:p>9,7</text:p>
          </table:table-cell>
          <table:table-cell table:style-name="ce6" table:formula="of:=[.I110]/[.H110]*100" office:value-type="float" office:value="8.97718492114135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office:value-type="float" office:value="11.5470053837925">
            <text:p>11,5</text:p>
          </table:table-cell>
          <table:table-cell table:style-name="ce6" table:formula="of:=[.I111]/[.H111]*100" office:value-type="float" office:value="2.40562612162344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700">
            <text:p>1700</text:p>
          </table:table-cell>
          <table:table-cell office:value-type="float" office:value="208.806130178211">
            <text:p>208,8</text:p>
          </table:table-cell>
          <table:table-cell table:style-name="ce6" table:formula="of:=[.I112]/[.H112]*100" office:value-type="float" office:value="12.2827135398948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910">
            <text:p>1910</text:p>
          </table:table-cell>
          <table:table-cell office:value-type="float" office:value="342.198772645373">
            <text:p>342,2</text:p>
          </table:table-cell>
          <table:table-cell table:style-name="ce6" table:formula="of:=[.I113]/[.H113]*100" office:value-type="float" office:value="17.9161661070876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990">
            <text:p>1990</text:p>
          </table:table-cell>
          <table:table-cell office:value-type="float" office:value="449.77772288098">
            <text:p>449,8</text:p>
          </table:table-cell>
          <table:table-cell table:style-name="ce6" table:formula="of:=[.I114]/[.H114]*100" office:value-type="float" office:value="22.6018956221598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740">
            <text:p>2740</text:p>
          </table:table-cell>
          <table:table-cell office:value-type="float" office:value="125.299640861417">
            <text:p>125,3</text:p>
          </table:table-cell>
          <table:table-cell table:style-name="ce6" table:formula="of:=[.I115]/[.H115]*100" office:value-type="float" office:value="4.57297959348237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10">
            <text:p>1210</text:p>
          </table:table-cell>
          <table:table-cell office:value-type="float" office:value="216.564078277077">
            <text:p>216,6</text:p>
          </table:table-cell>
          <table:table-cell table:style-name="ce6" table:formula="of:=[.I116]/[.H116]*100" office:value-type="float" office:value="17.8978577088493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,0</text:p>
          </table:table-cell>
          <table:table-cell table:style-name="ce6" table:formula="of:=[.I117]/[.H117]*100" office:value-type="float" office:value="40">
            <text:p>4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2.5">
            <text:p>183</text:p>
          </table:table-cell>
          <table:table-cell office:value-type="float" office:value="34.4903368109581">
            <text:p>34,5</text:p>
          </table:table-cell>
          <table:table-cell table:style-name="ce6" table:formula="of:=[.I118]/[.H118]*100" office:value-type="float" office:value="18.898814690935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40">
            <text:p>1040</text:p>
          </table:table-cell>
          <table:table-cell office:value-type="float" office:value="176.918060129541">
            <text:p>176,9</text:p>
          </table:table-cell>
          <table:table-cell table:style-name="ce6" table:formula="of:=[.I119]/[.H119]*100" office:value-type="float" office:value="17.0113519355328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office:value-type="float" office:value="87.1779788708135">
            <text:p>87,2</text:p>
          </table:table-cell>
          <table:table-cell table:style-name="ce6" table:formula="of:=[.I120]/[.H120]*100" office:value-type="float" office:value="13.4119967493559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office:value-type="float" office:value="195.192212959431">
            <text:p>195,2</text:p>
          </table:table-cell>
          <table:table-cell table:style-name="ce6" table:formula="of:=[.I121]/[.H121]*100" office:value-type="float" office:value="36.1467061035983">
            <text:p>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30">
            <text:p>1030</text:p>
          </table:table-cell>
          <table:table-cell office:value-type="float" office:value="404.474968323134">
            <text:p>404,5</text:p>
          </table:table-cell>
          <table:table-cell table:style-name="ce6" table:formula="of:=[.I122]/[.H122]*100" office:value-type="float" office:value="39.2694144003043">
            <text:p>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590">
            <text:p>1590</text:p>
          </table:table-cell>
          <table:table-cell office:value-type="float" office:value="199.749843554382">
            <text:p>199,7</text:p>
          </table:table-cell>
          <table:table-cell table:style-name="ce6" table:formula="of:=[.I123]/[.H123]*100" office:value-type="float" office:value="12.562883242414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.3333333333333">
            <text:p>13</text:p>
          </table:table-cell>
          <table:table-cell office:value-type="float" office:value="3.33333333333333">
            <text:p>3,3</text:p>
          </table:table-cell>
          <table:table-cell table:style-name="ce6" table:formula="of:=[.I124]/[.H124]*100"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6.6666666666667">
            <text:p>97</text:p>
          </table:table-cell>
          <table:table-cell office:value-type="float" office:value="43.71625682868">
            <text:p>43,7</text:p>
          </table:table-cell>
          <table:table-cell table:style-name="ce6" table:formula="of:=[.I125]/[.H125]*100" office:value-type="float" office:value="45.2237139607034">
            <text:p>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540">
            <text:p>1540</text:p>
          </table:table-cell>
          <table:table-cell office:value-type="float" office:value="60.8276253029822">
            <text:p>60,8</text:p>
          </table:table-cell>
          <table:table-cell table:style-name="ce6" table:formula="of:=[.I126]/[.H126]*100" office:value-type="float" office:value="3.94984579889495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60">
            <text:p>760</text:p>
          </table:table-cell>
          <table:table-cell office:value-type="float" office:value="160.934769394311">
            <text:p>160,9</text:p>
          </table:table-cell>
          <table:table-cell table:style-name="ce6" table:formula="of:=[.I127]/[.H127]*100" office:value-type="float" office:value="21.175627551883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60">
            <text:p>660</text:p>
          </table:table-cell>
          <table:table-cell office:value-type="float" office:value="45.8257569495584">
            <text:p>45,8</text:p>
          </table:table-cell>
          <table:table-cell table:style-name="ce6" table:formula="of:=[.I128]/[.H128]*100" office:value-type="float" office:value="6.94329650750885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40">
            <text:p>740</text:p>
          </table:table-cell>
          <table:table-cell office:value-type="float" office:value="147.309198626562">
            <text:p>147,3</text:p>
          </table:table-cell>
          <table:table-cell table:style-name="ce6" table:formula="of:=[.I129]/[.H129]*100" office:value-type="float" office:value="19.9066484630489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100">
            <text:p>1100</text:p>
          </table:table-cell>
          <table:table-cell office:value-type="float" office:value="208.806130178211">
            <text:p>208,8</text:p>
          </table:table-cell>
          <table:table-cell table:style-name="ce6" table:formula="of:=[.I130]/[.H130]*100" office:value-type="float" office:value="18.9823754707465">
            <text:p>1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52.3529411764706">
            <text:p>52</text:p>
          </table:table-cell>
          <table:table-cell office:value-type="float" office:value="7.03418436043217">
            <text:p>7,0</text:p>
          </table:table-cell>
          <table:table-cell table:style-name="ce6" table:formula="of:=[.I131]/[.H131]*100" office:value-type="float" office:value="13.4360824862187">
            <text:p>1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3.6842105263158">
            <text:p>34</text:p>
          </table:table-cell>
          <table:table-cell office:value-type="float" office:value="6.60518712210113">
            <text:p>6,6</text:p>
          </table:table-cell>
          <table:table-cell table:style-name="ce6" table:formula="of:=[.I132]/[.H132]*100" office:value-type="float" office:value="19.6091492687377">
            <text:p>2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2.4137931034483">
            <text:p>32</text:p>
          </table:table-cell>
          <table:table-cell office:value-type="float" office:value="5.27908455135705">
            <text:p>5,3</text:p>
          </table:table-cell>
          <table:table-cell table:style-name="ce6" table:formula="of:=[.I133]/[.H133]*100" office:value-type="float" office:value="16.286537445676">
            <text:p>1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table:number-columns-repeated="2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4.52324773972668">
            <text:p>4,5</text:p>
          </table:table-cell>
          <table:table-cell table:style-name="ce6" table:formula="of:=[.I134]/[.H134]*100" office:value-type="float" office:value="15.0774924657556">
            <text:p>1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8.5714285714286">
            <text:p>39</text:p>
          </table:table-cell>
          <table:table-cell office:value-type="float" office:value="5.99193209148472">
            <text:p>6,0</text:p>
          </table:table-cell>
          <table:table-cell table:style-name="ce6" table:formula="of:=[.I135]/[.H135]*100" office:value-type="float" office:value="15.5346387557011">
            <text:p>1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71.8181818181818">
            <text:p>72</text:p>
          </table:table-cell>
          <table:table-cell office:value-type="float" office:value="6.64942674469445">
            <text:p>6,6</text:p>
          </table:table-cell>
          <table:table-cell table:style-name="ce6" table:formula="of:=[.I136]/[.H136]*100" office:value-type="float" office:value="9.25869546729607">
            <text:p>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5.46146374215709">
            <text:p>5,5</text:p>
          </table:table-cell>
          <table:table-cell table:style-name="ce6" table:formula="of:=[.I137]/[.H137]*100" office:value-type="float" office:value="7.58536630855151">
            <text:p>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DZ</text:p>
          </table:table-cell>
          <table:table-cell table:style-name="ce2"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5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8.94427190999916">
            <text:p>8,9</text:p>
          </table:table-cell>
          <table:table-cell table:style-name="ce6" table:formula="of:=[.I138]/[.H138]*100" office:value-type="float" office:value="29.8142396999972">
            <text:p>30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DZ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.34846922834953">
            <text:p>7,3</text:p>
          </table:table-cell>
          <table:table-cell table:style-name="ce6" table:formula="of:=[.I139]/[.H139]*100" office:value-type="float" office:value="17.4963553055941">
            <text:p>17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Abram</text:p>
          </table:table-cell>
          <table:table-cell table:style-name="ce2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208.518584303654">
            <text:p>208,5</text:p>
          </table:table-cell>
          <table:table-cell table:style-name="ce6" table:formula="of:=[.I140]/[.H140]*100" office:value-type="float" office:value="38.6145526488248">
            <text:p>39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Abram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1804">
            <text:p>1804</text:p>
          </table:table-cell>
          <table:table-cell office:value-type="float" office:value="78.587530817554">
            <text:p>78,6</text:p>
          </table:table-cell>
          <table:table-cell table:style-name="ce6" table:formula="of:=[.I141]/[.H141]*100" office:value-type="float" office:value="4.35629328256951">
            <text:p>4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Shelpino</text:p>
          </table:table-cell>
          <table:table-cell table:style-name="ce2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11.2249721603218">
            <text:p>11,2</text:p>
          </table:table-cell>
          <table:table-cell table:style-name="ce6" table:formula="of:=[.I142]/[.H142]*100" office:value-type="float" office:value="20.7869854820774">
            <text:p>21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Shelpino</text:p>
          </table:table-cell>
          <table:table-cell table:style-name="ce2"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7.4928556845359">
            <text:p>17,5</text:p>
          </table:table-cell>
          <table:table-cell table:style-name="ce6" table:formula="of:=[.I143]/[.H143]*100" office:value-type="float" office:value="48.5912657903775">
            <text:p>49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Porchnikha</text:p>
          </table:table-cell>
          <table:table-cell table:style-name="ce2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3.4164078649987">
            <text:p>13,4</text:p>
          </table:table-cell>
          <table:table-cell table:style-name="ce6" office:value-type="float" office:value="22.3606797749979">
            <text:p>22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Gavrilovo</text:p>
          </table:table-cell>
          <table:table-cell table:style-name="ce2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20.3469899493758">
            <text:p>20,3</text:p>
          </table:table-cell>
          <table:table-cell table:style-name="ce6" office:value-type="float" office:value="14.7441956154897">
            <text:p>15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Gavrilovo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1.2249721603218">
            <text:p>11,2</text:p>
          </table:table-cell>
          <table:table-cell table:style-name="ce6" office:value-type="float" office:value="46.7707173346743">
            <text:p>47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Yarnyshnaya</text:p>
          </table:table-cell>
          <table:table-cell table:style-name="ce2"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14">
            <text:p>414</text:p>
          </table:table-cell>
          <table:table-cell office:value-type="float" office:value="47.8121323515277">
            <text:p>47,8</text:p>
          </table:table-cell>
          <table:table-cell table:style-name="ce6" office:value-type="float" office:value="11.5488242394994">
            <text:p>12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Yarnyshnaya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  <table:table-cell office:value-type="float" office:value="155.306149266537">
            <text:p>155,3</text:p>
          </table:table-cell>
          <table:table-cell table:style-name="ce6" office:value-type="float" office:value="43.1405970184826">
            <text:p>43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Ivanovskaya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subtidal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1208">
            <text:p>1208</text:p>
          </table:table-cell>
          <table:table-cell office:value-type="float" office:value="72.8285658241325">
            <text:p>72,8</text:p>
          </table:table-cell>
          <table:table-cell table:style-name="ce6" table:formula="of:=[.I149]/[.H149]*100" office:value-type="float" office:value="6.02885478676594">
            <text:p>6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Pala</text:p>
          </table:table-cell>
          <table:table-cell table:style-name="ce2" office:value-type="float" office:value="2007">
            <text:p>2007</text:p>
          </table:table-cell>
          <table:table-cell office:value-type="string">
            <text:p>middle</text:p>
          </table:table-cell>
          <table:table-cell table:style-name="ce5"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935.625">
            <text:p>936</text:p>
          </table:table-cell>
          <table:table-cell office:value-type="float" office:value="76.3979098208845">
            <text:p>76,4</text:p>
          </table:table-cell>
          <table:table-cell table:style-name="ce6" table:formula="of:=[.I150]/[.H150]*100" office:value-type="float" office:value="8.16544126342119">
            <text:p>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Porchnikha</text:p>
          </table:table-cell>
          <table:table-cell table:style-name="ce2" office:value-type="float" office:value="2007">
            <text:p>2007</text:p>
          </table:table-cell>
          <table:table-cell office:value-type="string">
            <text:p>middle</text:p>
          </table:table-cell>
          <table:table-cell table:style-name="ce5"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87.1875">
            <text:p>87</text:p>
          </table:table-cell>
          <table:table-cell office:value-type="float" office:value="10.8065315430963">
            <text:p>10,8</text:p>
          </table:table-cell>
          <table:table-cell table:style-name="ce6" table:formula="of:=[.I151]/[.H151]*100" office:value-type="float" office:value="12.3945881497879">
            <text:p>12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Yarnyshnaya</text:p>
          </table:table-cell>
          <table:table-cell table:style-name="ce2" office:value-type="float" office:value="2007">
            <text:p>2007</text:p>
          </table:table-cell>
          <table:table-cell office:value-type="string">
            <text:p>middle</text:p>
          </table:table-cell>
          <table:table-cell table:style-name="ce5"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.56182887467515">
            <text:p>9,6</text:p>
          </table:table-cell>
          <table:table-cell table:style-name="ce6" table:formula="of:=[.I152]/[.H152]*100" office:value-type="float" office:value="13.6597555352502">
            <text:p>14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Pala</text:p>
          </table:table-cell>
          <table:table-cell table:style-name="ce2" office:value-type="string">
            <text:p>2007 осень</text:p>
          </table:table-cell>
          <table:table-cell office:value-type="string">
            <text:p>low</text:p>
          </table:table-cell>
          <table:table-cell table:style-name="ce5"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790">
            <text:p>790</text:p>
          </table:table-cell>
          <table:table-cell office:value-type="float" office:value="61.6904715958169">
            <text:p>61,7</text:p>
          </table:table-cell>
          <table:table-cell table:style-name="ce6" table:formula="of:=[.I153]/[.H153]*100" office:value-type="float" office:value="7.8089204551667">
            <text:p>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Pala</text:p>
          </table:table-cell>
          <table:table-cell table:style-name="ce2" office:value-type="string">
            <text:p>2008 зима</text:p>
          </table:table-cell>
          <table:table-cell office:value-type="string">
            <text:p>low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office:value-type="float" office:value="863.636363636364">
            <text:p>864</text:p>
          </table:table-cell>
          <table:table-cell office:value-type="float" office:value="154.397790417967">
            <text:p>154,4</text:p>
          </table:table-cell>
          <table:table-cell table:style-name="ce6" table:formula="of:=[.I154]/[.H154]*100" office:value-type="float" office:value="17.8776388905014">
            <text:p>1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Pala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644">
            <text:p>1644</text:p>
          </table:table-cell>
          <table:table-cell office:value-type="float" office:value="192.499350648255">
            <text:p>192,5</text:p>
          </table:table-cell>
          <table:table-cell table:style-name="ce6" table:formula="of:=[.I155]/[.H155]*100" office:value-type="float" office:value="11.7092062438111">
            <text:p>12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444">
            <text:p>444</text:p>
          </table:table-cell>
          <table:table-cell office:value-type="float" office:value="53.7">
            <text:p>53,7</text:p>
          </table:table-cell>
          <table:table-cell table:style-name="ce6" table:formula="of:=[.I156]/[.H156]*100" office:value-type="float" office:value="12.0945945945946">
            <text:p>12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362">
            <text:p>362</text:p>
          </table:table-cell>
          <table:table-cell office:value-type="float" office:value="26.4">
            <text:p>26,4</text:p>
          </table:table-cell>
          <table:table-cell table:style-name="ce6" table:formula="of:=[.I157]/[.H157]*100" office:value-type="float" office:value="7.29281767955801">
            <text:p>7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1136">
            <text:p>1136</text:p>
          </table:table-cell>
          <table:table-cell office:value-type="float" office:value="55.4">
            <text:p>55,4</text:p>
          </table:table-cell>
          <table:table-cell table:style-name="ce6" table:formula="of:=[.I158]/[.H158]*100" office:value-type="float" office:value="4.87676056338028">
            <text:p>5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1346">
            <text:p>1346</text:p>
          </table:table-cell>
          <table:table-cell office:value-type="float" office:value="209.8">
            <text:p>209,8</text:p>
          </table:table-cell>
          <table:table-cell table:style-name="ce6" table:formula="of:=[.I159]/[.H159]*100" office:value-type="float" office:value="15.5869242199108">
            <text:p>16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2832">
            <text:p>2832</text:p>
          </table:table-cell>
          <table:table-cell office:value-type="float" office:value="277.8">
            <text:p>277,8</text:p>
          </table:table-cell>
          <table:table-cell table:style-name="ce6" table:formula="of:=[.I160]/[.H160]*100" office:value-type="float" office:value="9.80932203389831">
            <text:p>10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1006">
            <text:p>1006</text:p>
          </table:table-cell>
          <table:table-cell office:value-type="float" office:value="159.8">
            <text:p>159,8</text:p>
          </table:table-cell>
          <table:table-cell table:style-name="ce6" table:formula="of:=[.I161]/[.H161]*100" office:value-type="float" office:value="15.8846918489066">
            <text:p>16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688">
            <text:p>688</text:p>
          </table:table-cell>
          <table:table-cell office:value-type="float" office:value="145.2">
            <text:p>145,2</text:p>
          </table:table-cell>
          <table:table-cell table:style-name="ce6" table:formula="of:=[.I162]/[.H162]*100" office:value-type="float" office:value="21.1046511627907">
            <text:p>21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372">
            <text:p>372</text:p>
          </table:table-cell>
          <table:table-cell office:value-type="float" office:value="57.9">
            <text:p>57,9</text:p>
          </table:table-cell>
          <table:table-cell table:style-name="ce6" table:formula="of:=[.I163]/[.H163]*100" office:value-type="float" office:value="15.5645161290323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table:number-columns-repeated="2" office:value-type="float" office:value="10">
            <text:p>10</text:p>
          </table:table-cell>
          <table:table-cell office:value-type="float" office:value="1165">
            <text:p>1165</text:p>
          </table:table-cell>
          <table:table-cell office:value-type="float" office:value="169.3">
            <text:p>169,3</text:p>
          </table:table-cell>
          <table:table-cell table:style-name="ce6" table:formula="of:=[.I164]/[.H164]*100" office:value-type="float" office:value="14.5321888412017">
            <text:p>15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1132">
            <text:p>1132</text:p>
          </table:table-cell>
          <table:table-cell office:value-type="float" office:value="82.6">
            <text:p>82,6</text:p>
          </table:table-cell>
          <table:table-cell table:style-name="ce6" table:formula="of:=[.I165]/[.H165]*100" office:value-type="float" office:value="7.29681978798587">
            <text:p>7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992">
            <text:p>992</text:p>
          </table:table-cell>
          <table:table-cell office:value-type="float" office:value="174.4">
            <text:p>174,4</text:p>
          </table:table-cell>
          <table:table-cell table:style-name="ce6" table:formula="of:=[.I166]/[.H166]*100" office:value-type="float" office:value="17.5806451612903">
            <text:p>1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Abram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350">
            <text:p>3350</text:p>
          </table:table-cell>
          <table:table-cell office:value-type="float" office:value="520">
            <text:p>520,0</text:p>
          </table:table-cell>
          <table:table-cell table:style-name="ce6" table:formula="of:=[.I167]/[.H167]*100" office:value-type="float" office:value="15.5223880597015">
            <text:p>1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Nagornoe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90">
            <text:p>390</text:p>
          </table:table-cell>
          <table:table-cell office:value-type="float" office:value="90">
            <text:p>90,0</text:p>
          </table:table-cell>
          <table:table-cell table:style-name="ce6" table:formula="of:=[.I168]/[.H168]*100" office:value-type="float" office:value="23.0769230769231">
            <text:p>2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Retinskoe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60">
            <text:p>660</text:p>
          </table:table-cell>
          <table:table-cell office:value-type="float" office:value="300">
            <text:p>300,0</text:p>
          </table:table-cell>
          <table:table-cell table:style-name="ce6" table:formula="of:=[.I169]/[.H169]*100" office:value-type="float" office:value="45.4545454545455">
            <text:p>4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Ur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66.66666666667">
            <text:p>1267</text:p>
          </table:table-cell>
          <table:table-cell office:value-type="float" office:value="288.80981823877">
            <text:p>288,8</text:p>
          </table:table-cell>
          <table:table-cell table:style-name="ce6" table:formula="of:=[.I170]/[.H170]*100" office:value-type="float" office:value="22.8007751241134">
            <text:p>2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Pecheng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66.666666666667">
            <text:p>767</text:p>
          </table:table-cell>
          <table:table-cell office:value-type="float" office:value="218.5812841434">
            <text:p>218,6</text:p>
          </table:table-cell>
          <table:table-cell table:style-name="ce6" table:formula="of:=[.I171]/[.H171]*100" office:value-type="float" office:value="28.5106022795739">
            <text:p>29</text:p>
          </table:table-cell>
        </table:table-row>
        <table:table-row table:style-name="ro1" table:number-rows-repeated="104840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ru.A1:ru.J171" table:display-filter-buttons="true" table:orientation="column"/>
        <table:database-range table:name="__Anonymous_Sheet_DB__1" table:target-range-address="eng.A1:eng.J17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5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2"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6P0"/>
    </number:currency-style>
    <number:number-style style:name="N128P0" style:volatile="true">
      <number:number number:decimal-places="0" number:min-integer-digits="1" number:grouping="true"/>
      <number:text>р.</number:text>
    </number:number-style>
    <number:number-style style:name="N128">
      <number:text>-</number:text>
      <number:number number:decimal-places="0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р.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р.</number:text>
    </number:number-style>
    <number:number-style style:name="N131">
      <number:text>-</number:text>
      <number:number number:decimal-places="2" number:min-integer-digits="1" number:grouping="true"/>
      <number:text>р.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р.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32P0"/>
    </number:number-style>
    <number:number-style style:name="N136P0" style:volatile="true">
      <number:text> </number:text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number:min-integer-digits="1" number:grouping="true"/>
      <number:text>р. </number:text>
    </number:number-style>
    <number:number-style style:name="N140P1" style:volatile="true">
      <number:text>-</number:text>
      <number:number number:decimal-places="0" number:min-integer-digits="1" number:grouping="true"/>
      <number:text>р. </number:text>
    </number:number-style>
    <number:number-style style:name="N140P2" style:volatile="true">
      <number:text> -р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integer-digits="1" number:grouping="true"/>
      <number:text>р. </number:text>
    </number:number-style>
    <number:number-style style:name="N148P1" style:volatile="true">
      <number:text>-</number:text>
      <number:number number:decimal-places="2" number:min-integer-digits="1" number:grouping="true"/>
      <number:text>р. </number:text>
    </number:number-style>
    <number:number-style style:name="N148P2" style:volatile="true">
      <number:text> -</number:text>
      <number:number number:decimal-places="0" number:min-integer-digits="0"/>
      <number:text>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 $(</number:text>
      <number:number number:decimal-places="0" number:min-integer-digits="1" number:grouping="true"/>
      <number:text>)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2" number:min-integer-digits="1" number:grouping="true"/>
      <number:text> </number:text>
    </number:number-style>
    <number:number-style style:name="N164P1" style:volatile="true">
      <number:text> $(</number:text>
      <number:number number:decimal-places="2" number:min-integer-digits="1" number:grouping="true"/>
      <number:text>)</number:text>
    </number:number-style>
    <number:number-style style:name="N164P2" style:volatile="true">
      <number:text> $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6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.00.0000</text:date>, <text:time style:data-style-name="N2" text:time-value="0000-00-00T16:43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2-24T09:13:41</meta:creation-date>
    <dc:date>2014-03-06T16:52:23</dc:date>
    <dc:creator>Sophia Nazarova</dc:creator>
    <meta:editing-duration>P2DT23H10M13S</meta:editing-duration>
    <meta:editing-cycles>18</meta:editing-cycles>
    <meta:generator>LibreOffice/3.6$Linux_X86_64 LibreOffice_project/360m1$Build-2</meta:generator>
    <meta:document-statistic meta:table-count="2" meta:cell-count="3420" meta:object-count="0"/>
  </office:meta>
</office:document-meta>
</file>